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Standard">
      <style:text-properties fo:color="#000000" loext:opacity="100%" fo:language="en" fo:country="US" fo:font-style="normal" fo:font-weight="bold" officeooo:rsid="022c280e" officeooo:paragraph-rsid="022c280e" fo:background-color="transparent" style:font-style-asian="normal" style:font-weight-asian="bold" style:font-style-complex="normal" style:font-weight-complex="bold"/>
    </style:style>
    <style:style style:name="P3" style:family="paragraph" style:parent-style-name="Standard">
      <style:text-properties fo:color="#000000" loext:opacity="100%" fo:language="en" fo:country="US" fo:font-style="normal" fo:font-weight="bold" officeooo:rsid="022c280e" officeooo:paragraph-rsid="022a676d" fo:background-color="transparent" style:font-style-asian="normal" style:font-weight-asian="bold" style:font-style-complex="normal" style:font-weight-complex="bold"/>
    </style:style>
    <style:style style:name="P4" style:family="paragraph" style:parent-style-name="Standard">
      <style:text-properties fo:color="#000000" loext:opacity="100%" fo:language="en" fo:country="US" fo:font-style="normal" fo:font-weight="bold" officeooo:rsid="0259e192" officeooo:paragraph-rsid="0257b4f6" fo:background-color="transparent" style:font-style-asian="normal" style:font-weight-asian="bold" style:font-style-complex="normal" style:font-weight-complex="bold"/>
    </style:style>
    <style:style style:name="P5" style:family="paragraph" style:parent-style-name="Standard">
      <style:text-properties fo:color="#000000" loext:opacity="100%" fo:language="en" fo:country="US" fo:font-style="normal" fo:font-weight="bold" officeooo:rsid="026a9c0d" officeooo:paragraph-rsid="026a9c0d" fo:background-color="transparent" style:font-style-asian="normal" style:font-weight-asian="bold" style:font-style-complex="normal" style:font-weight-complex="bold"/>
    </style:style>
    <style:style style:name="P6" style:family="paragraph" style:parent-style-name="Standard">
      <style:text-properties fo:color="#000000" loext:opacity="100%" fo:language="en" fo:country="US" fo:font-style="normal" fo:font-weight="normal" officeooo:rsid="02101f3f" officeooo:paragraph-rsid="02101f3f" fo:background-color="transparent" style:font-style-asian="normal" style:font-weight-asian="normal" style:font-style-complex="normal" style:font-weight-complex="normal"/>
    </style:style>
    <style:style style:name="P7" style:family="paragraph" style:parent-style-name="Standard">
      <style:text-properties fo:color="#000000" loext:opacity="100%" fo:language="en" fo:country="US" fo:font-style="normal" fo:font-weight="normal" officeooo:rsid="023a5f7a" officeooo:paragraph-rsid="023a5f7a" fo:background-color="transparent" style:font-style-asian="normal" style:font-weight-asian="normal" style:font-style-complex="normal" style:font-weight-complex="normal"/>
    </style:style>
    <style:style style:name="P8" style:family="paragraph" style:parent-style-name="Standard">
      <style:text-properties fo:color="#000000" loext:opacity="100%" fo:language="en" fo:country="US" fo:font-style="normal" fo:font-weight="normal" officeooo:rsid="023accfd" officeooo:paragraph-rsid="023accfd" fo:background-color="transparent" style:font-style-asian="normal" style:font-weight-asian="normal" style:font-style-complex="normal" style:font-weight-complex="normal"/>
    </style:style>
    <style:style style:name="P9" style:family="paragraph" style:parent-style-name="Standard">
      <style:text-properties fo:color="#000000" loext:opacity="100%" fo:language="en" fo:country="US" fo:font-style="normal" fo:font-weight="normal" officeooo:rsid="024b8c87" officeooo:paragraph-rsid="024b8c87" fo:background-color="transparent" style:font-style-asian="normal" style:font-weight-asian="normal" style:font-style-complex="normal" style:font-weight-complex="normal"/>
    </style:style>
    <style:style style:name="P10" style:family="paragraph" style:parent-style-name="Standard">
      <style:text-properties fo:color="#000000" loext:opacity="100%" fo:language="en" fo:country="US" fo:font-style="normal" fo:font-weight="normal" officeooo:rsid="0254cb6c" officeooo:paragraph-rsid="0255f3ca" fo:background-color="transparent" style:font-style-asian="normal" style:font-weight-asian="normal" style:font-style-complex="normal" style:font-weight-complex="normal"/>
    </style:style>
    <style:style style:name="P11" style:family="paragraph" style:parent-style-name="Standard">
      <style:text-properties fo:color="#000000" loext:opacity="100%" fo:language="en" fo:country="US" fo:font-style="normal" fo:font-weight="normal" officeooo:rsid="020f1d3c" officeooo:paragraph-rsid="020f1d3c" fo:background-color="transparent" style:font-style-asian="normal" style:font-weight-asian="normal" style:font-style-complex="normal" style:font-weight-complex="normal"/>
    </style:style>
    <style:style style:name="P12" style:family="paragraph" style:parent-style-name="Standard">
      <style:text-properties fo:color="#000000" loext:opacity="100%" fo:language="en" fo:country="US" fo:font-style="normal" fo:font-weight="normal" officeooo:rsid="020f1d3c" officeooo:paragraph-rsid="02665ed1" fo:background-color="transparent" style:font-style-asian="normal" style:font-weight-asian="normal" style:font-style-complex="normal" style:font-weight-complex="normal"/>
    </style:style>
    <style:style style:name="P13" style:family="paragraph" style:parent-style-name="Standard">
      <style:text-properties fo:color="#000000" loext:opacity="100%" fo:language="en" fo:country="US" fo:font-style="normal" fo:font-weight="normal" officeooo:rsid="021021c0" officeooo:paragraph-rsid="022a676d" fo:background-color="transparent" style:font-style-asian="normal" style:font-weight-asian="normal" style:font-style-complex="normal" style:font-weight-complex="normal"/>
    </style:style>
    <style:style style:name="P14" style:family="paragraph" style:parent-style-name="Standard">
      <style:text-properties fo:color="#000000" loext:opacity="100%" fo:language="en" fo:country="US" fo:font-style="normal" fo:font-weight="normal" officeooo:rsid="01e1008e" officeooo:paragraph-rsid="020ca247" fo:background-color="transparent" style:font-style-asian="normal" style:font-weight-asian="normal" style:font-style-complex="normal" style:font-weight-complex="normal"/>
    </style:style>
    <style:style style:name="P15" style:family="paragraph" style:parent-style-name="Standard">
      <style:text-properties fo:color="#000000" loext:opacity="100%" fo:language="en" fo:country="US" fo:font-weight="bold" officeooo:rsid="01fc91a7" officeooo:paragraph-rsid="01fd3ee6" fo:background-color="transparent" style:font-weight-asian="bold" style:font-weight-complex="bold"/>
    </style:style>
    <style:style style:name="P16" style:family="paragraph" style:parent-style-name="Standard">
      <style:text-properties fo:color="#000000" loext:opacity="100%" fo:language="en" fo:country="US" fo:font-weight="bold" officeooo:rsid="025311c6" officeooo:paragraph-rsid="0254120c" fo:background-color="transparent" style:font-weight-asian="bold" style:font-weight-complex="bold"/>
    </style:style>
    <style:style style:name="P17" style:family="paragraph" style:parent-style-name="Standard">
      <style:text-properties fo:color="#000000" loext:opacity="100%" fo:language="en" fo:country="US" officeooo:rsid="01d853e1" officeooo:paragraph-rsid="01d853e1" fo:background-color="transparent"/>
    </style:style>
    <style:style style:name="P18" style:family="paragraph" style:parent-style-name="Standard">
      <style:text-properties fo:color="#000000" loext:opacity="100%" fo:language="en" fo:country="US" officeooo:rsid="01fb42fd" officeooo:paragraph-rsid="01fb42fd" fo:background-color="transparent"/>
    </style:style>
    <style:style style:name="P19" style:family="paragraph" style:parent-style-name="Standard">
      <style:text-properties fo:color="#000000" loext:opacity="100%" fo:language="en" fo:country="US" fo:font-style="italic" officeooo:rsid="01f98f76" officeooo:paragraph-rsid="01fd3ee6" fo:background-color="transparent" style:font-style-asian="italic" style:font-style-complex="italic"/>
    </style:style>
    <style:style style:name="P20" style:family="paragraph" style:parent-style-name="Standard">
      <style:text-properties fo:color="#000000" loext:opacity="100%" fo:language="en" fo:country="US" fo:font-style="italic" officeooo:rsid="01fb42fd" officeooo:paragraph-rsid="01fb42fd" fo:background-color="transparent" style:font-style-asian="italic" style:font-style-complex="italic"/>
    </style:style>
    <style:style style:name="P21" style:family="paragraph" style:parent-style-name="Standard">
      <style:text-properties fo:color="#000000" loext:opacity="100%" fo:language="en" fo:country="US" fo:font-style="italic" fo:font-weight="bold" officeooo:rsid="01cba711" officeooo:paragraph-rsid="01de5a54" fo:background-color="transparent" style:font-style-asian="italic" style:font-weight-asian="bold" style:font-style-complex="italic" style:font-weight-complex="bold"/>
    </style:style>
    <style:style style:name="P22" style:family="paragraph" style:parent-style-name="Standard">
      <style:text-properties fo:color="#000000" loext:opacity="100%" fo:language="en" fo:country="US" fo:font-weight="normal" officeooo:rsid="01d39b3a" officeooo:paragraph-rsid="01d39b3a" fo:background-color="transparent" style:font-weight-asian="normal" style:font-weight-complex="normal"/>
    </style:style>
    <style:style style:name="P23" style:family="paragraph" style:parent-style-name="Standard">
      <style:text-properties fo:color="#000000" loext:opacity="100%" fo:language="en" fo:country="US" fo:font-weight="normal" officeooo:rsid="01f713b6" officeooo:paragraph-rsid="02375d4e" fo:background-color="transparent" style:font-weight-asian="normal" style:font-weight-complex="normal"/>
    </style:style>
    <style:style style:name="P24" style:family="paragraph" style:parent-style-name="Standard">
      <style:text-properties fo:color="#000000" loext:opacity="100%" fo:language="en" fo:country="US" fo:font-weight="normal" officeooo:rsid="02388c39" officeooo:paragraph-rsid="023bf525" fo:background-color="transparent" style:font-weight-asian="normal" style:font-weight-complex="normal"/>
    </style:style>
    <style:style style:name="P25" style:family="paragraph" style:parent-style-name="Standard">
      <style:text-properties fo:color="#000000" loext:opacity="100%" fo:language="en" fo:country="US" fo:font-weight="normal" officeooo:rsid="02396a26" officeooo:paragraph-rsid="023bf525" fo:background-color="transparent" style:font-weight-asian="normal" style:font-weight-complex="normal"/>
    </style:style>
    <style:style style:name="P26" style:family="paragraph" style:parent-style-name="Standard">
      <style:text-properties fo:color="#000000" loext:opacity="100%" fo:language="en" fo:country="US" fo:font-weight="normal" officeooo:rsid="01fc91a7" officeooo:paragraph-rsid="0250a825" fo:background-color="transparent" style:font-weight-asian="normal" style:font-weight-complex="normal"/>
    </style:style>
    <style:style style:name="P27" style:family="paragraph" style:parent-style-name="Standard">
      <style:text-properties fo:color="#000000" loext:opacity="100%" officeooo:paragraph-rsid="020ca247" fo:background-color="transparent"/>
    </style:style>
    <style:style style:name="P28" style:family="paragraph" style:parent-style-name="Standard">
      <style:text-properties fo:color="#000000" loext:opacity="100%" officeooo:paragraph-rsid="01ff0f74" fo:background-color="transparent"/>
    </style:style>
    <style:style style:name="P29" style:family="paragraph" style:parent-style-name="Standard">
      <style:text-properties fo:color="#000000" loext:opacity="100%" officeooo:rsid="020f1d3c" officeooo:paragraph-rsid="022a676d" fo:background-color="transparent"/>
    </style:style>
    <style:style style:name="P30" style:family="paragraph" style:parent-style-name="Standard">
      <style:text-properties fo:color="#000000" loext:opacity="100%" officeooo:rsid="021021c0" officeooo:paragraph-rsid="021021c0" fo:background-color="transparent"/>
    </style:style>
    <style:style style:name="P31" style:family="paragraph" style:parent-style-name="Standard">
      <style:text-properties fo:color="#000000" loext:opacity="100%" officeooo:rsid="01fd3ee6" officeooo:paragraph-rsid="01fd3ee6" fo:background-color="transparent"/>
    </style:style>
    <style:style style:name="P32" style:family="paragraph" style:parent-style-name="Standard">
      <style:text-properties fo:color="#000000" loext:opacity="100%" officeooo:rsid="01fabfbd" officeooo:paragraph-rsid="01fb42fd" fo:background-color="transparent"/>
    </style:style>
    <style:style style:name="P33" style:family="paragraph" style:parent-style-name="Standard">
      <style:text-properties fo:color="#000000" loext:opacity="100%" officeooo:paragraph-rsid="025311c6" fo:background-color="transparent"/>
    </style:style>
    <style:style style:name="P34" style:family="paragraph" style:parent-style-name="Standard">
      <style:text-properties fo:color="#000000" loext:opacity="100%" officeooo:paragraph-rsid="0255f3ca" fo:background-color="transparent"/>
    </style:style>
    <style:style style:name="P35" style:family="paragraph" style:parent-style-name="Standard">
      <style:text-properties fo:color="#000000" loext:opacity="100%" officeooo:rsid="020f0535" officeooo:paragraph-rsid="020f0535" fo:background-color="transparent"/>
    </style:style>
    <style:style style:name="P36" style:family="paragraph" style:parent-style-name="Standard">
      <style:text-properties fo:color="#000000" loext:opacity="100%" officeooo:rsid="02665ed1" officeooo:paragraph-rsid="02665ed1" fo:background-color="transparent"/>
    </style:style>
    <style:style style:name="P37" style:family="paragraph" style:parent-style-name="Standard">
      <style:text-properties fo:color="#000000" loext:opacity="100%" fo:font-style="italic" officeooo:rsid="01fb42fd" officeooo:paragraph-rsid="01fb42fd" fo:background-color="transparent" style:font-style-asian="italic" style:font-style-complex="italic"/>
    </style:style>
    <style:style style:name="P38" style:family="paragraph" style:parent-style-name="Standard">
      <style:text-properties fo:color="#000000" loext:opacity="100%" fo:font-style="normal" officeooo:rsid="01ff2bce" officeooo:paragraph-rsid="01ff2bce" fo:background-color="transparent" style:font-style-asian="normal" style:font-style-complex="normal"/>
    </style:style>
    <style:style style:name="P39" style:family="paragraph" style:parent-style-name="Standard">
      <style:text-properties fo:color="#000000" loext:opacity="100%" style:text-line-through-style="solid" style:text-line-through-type="single" officeooo:paragraph-rsid="0254cb6c" fo:background-color="transparent"/>
    </style:style>
    <style:style style:name="P40" style:family="paragraph" style:parent-style-name="Standard">
      <style:text-properties officeooo:paragraph-rsid="01d853e1" fo:background-color="transparent"/>
    </style:style>
    <style:style style:name="P41" style:family="paragraph" style:parent-style-name="Standard">
      <style:text-properties officeooo:rsid="024527a6" officeooo:paragraph-rsid="024527a6" fo:background-color="transparent"/>
    </style:style>
    <style:style style:name="P42" style:family="paragraph" style:parent-style-name="Standard">
      <style:text-properties officeooo:paragraph-rsid="02470991" fo:background-color="transparent"/>
    </style:style>
    <style:style style:name="P43" style:family="paragraph" style:parent-style-name="Standard">
      <style:text-properties officeooo:rsid="023e1eef" officeooo:paragraph-rsid="023e1eef" fo:background-color="transparent"/>
    </style:style>
    <style:style style:name="P44" style:family="paragraph" style:parent-style-name="Standard">
      <style:text-properties officeooo:paragraph-rsid="02375d4e" fo:background-color="transparent"/>
    </style:style>
    <style:style style:name="P45" style:family="paragraph" style:parent-style-name="Standard">
      <style:text-properties officeooo:paragraph-rsid="023bf525" fo:background-color="transparent"/>
    </style:style>
    <style:style style:name="P46" style:family="paragraph" style:parent-style-name="Standard">
      <style:text-properties officeooo:paragraph-rsid="024a1d01" fo:background-color="transparent"/>
    </style:style>
    <style:style style:name="P47" style:family="paragraph" style:parent-style-name="Standard">
      <style:text-properties officeooo:rsid="024a1d01" officeooo:paragraph-rsid="024a1d01" fo:background-color="transparent"/>
    </style:style>
    <style:style style:name="P48" style:family="paragraph" style:parent-style-name="Standard">
      <style:text-properties officeooo:paragraph-rsid="02315673"/>
    </style:style>
    <style:style style:name="P49" style:family="paragraph" style:parent-style-name="Standard">
      <style:text-properties officeooo:paragraph-rsid="023179e0"/>
    </style:style>
    <style:style style:name="P50" style:family="paragraph" style:parent-style-name="Standard">
      <style:text-properties officeooo:paragraph-rsid="0232d906"/>
    </style:style>
    <style:style style:name="P51" style:family="paragraph" style:parent-style-name="Standard">
      <style:text-properties officeooo:paragraph-rsid="02344dbd"/>
    </style:style>
    <style:style style:name="P52" style:family="paragraph" style:parent-style-name="Standard">
      <style:text-properties officeooo:paragraph-rsid="020aa3ad"/>
    </style:style>
    <style:style style:name="P53" style:family="paragraph" style:parent-style-name="Standard">
      <style:text-properties officeooo:paragraph-rsid="01d21a23"/>
    </style:style>
    <style:style style:name="P54" style:family="paragraph" style:parent-style-name="Standard">
      <style:text-properties fo:font-style="normal" officeooo:paragraph-rsid="0250a825" style:font-style-asian="normal" style:font-style-complex="normal"/>
    </style:style>
    <style:style style:name="P55" style:family="paragraph" style:parent-style-name="Standard">
      <style:text-properties officeooo:paragraph-rsid="0254120c"/>
    </style:style>
    <style:style style:name="P56" style:family="paragraph" style:parent-style-name="Standard">
      <style:text-properties officeooo:paragraph-rsid="025afe50"/>
    </style:style>
    <style:style style:name="P57" style:family="paragraph" style:parent-style-name="Standard">
      <style:text-properties fo:font-weight="bold" style:font-weight-asian="bold" style:font-weight-complex="bold"/>
    </style:style>
    <style:style style:name="P58" style:family="paragraph" style:parent-style-name="Standard">
      <style:text-properties officeooo:paragraph-rsid="02665ed1"/>
    </style:style>
    <style:style style:name="P59" style:family="paragraph" style:parent-style-name="Standard">
      <style:text-properties officeooo:paragraph-rsid="020f1d3c"/>
    </style:style>
    <style:style style:name="P60" style:family="paragraph" style:parent-style-name="Standard">
      <style:text-properties officeooo:paragraph-rsid="022a676d"/>
    </style:style>
    <style:style style:name="P61" style:family="paragraph" style:parent-style-name="Title">
      <style:text-properties officeooo:rsid="022f8469" officeooo:paragraph-rsid="022f8469"/>
    </style:style>
    <style:style style:name="P62" style:family="paragraph" style:parent-style-name="Heading_20_2">
      <style:text-properties style:font-name="Liberation Sans" fo:font-size="16.1000003814697pt" fo:language="en" fo:country="US" fo:font-style="normal" fo:font-weight="normal" officeooo:rsid="02517db1" officeooo:paragraph-rsid="02517db1" style:font-name-asian="Microsoft YaHei" style:font-size-asian="16.1000003814697pt" style:font-style-asian="normal" style:font-weight-asian="normal" style:font-name-complex="Mangal" style:font-size-complex="16.1000003814697pt" style:font-style-complex="normal" style:font-weight-complex="normal"/>
    </style:style>
    <style:style style:name="P63" style:family="paragraph" style:parent-style-name="Heading_20_2">
      <style:text-properties fo:font-style="normal" fo:font-weight="normal" style:font-style-asian="normal" style:font-weight-asian="normal" style:font-style-complex="normal" style:font-weight-complex="normal"/>
    </style:style>
    <style:style style:name="P64" style:family="paragraph" style:parent-style-name="Heading_20_2">
      <style:text-properties fo:font-weight="normal" style:font-weight-asian="normal" style:font-weight-complex="normal"/>
    </style:style>
    <style:style style:name="P65" style:family="paragraph" style:parent-style-name="Heading_20_3">
      <style:text-properties fo:font-weight="normal" style:font-weight-asian="normal" style:font-weight-complex="normal"/>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font-weight-complex="bold"/>
    </style:style>
    <style:style style:name="T2" style:family="text">
      <style:text-properties fo:font-weight="bold" officeooo:rsid="021cc5eb"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205ae4a" style:font-weight-asian="normal" style:font-weight-complex="normal"/>
    </style:style>
    <style:style style:name="T5" style:family="text">
      <style:text-properties fo:font-weight="normal" officeooo:rsid="02076c4d" style:font-weight-asian="normal" style:font-weight-complex="normal"/>
    </style:style>
    <style:style style:name="T6" style:family="text">
      <style:text-properties fo:font-weight="normal" officeooo:rsid="02620a69" fo:background-color="#ffd428" loext:char-shading-value="0" style:font-weight-asian="normal" style:font-weight-complex="normal"/>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fo:language="en" fo:country="US" fo:font-weight="bold" officeooo:rsid="01a88193" style:font-weight-asian="bold" style:font-weight-complex="bold"/>
    </style:style>
    <style:style style:name="T10" style:family="text">
      <style:text-properties fo:language="en" fo:country="US" fo:font-weight="bold" officeooo:rsid="01aa4a04" style:font-weight-asian="bold" style:font-weight-complex="bold"/>
    </style:style>
    <style:style style:name="T11" style:family="text">
      <style:text-properties fo:language="en" fo:country="US" fo:font-weight="bold" officeooo:rsid="01ade29b" style:font-weight-asian="bold" style:font-weight-complex="bold"/>
    </style:style>
    <style:style style:name="T12" style:family="text">
      <style:text-properties fo:language="en" fo:country="US" fo:font-weight="bold" officeooo:rsid="01af46dd" style:font-weight-asian="bold" style:font-weight-complex="bold"/>
    </style:style>
    <style:style style:name="T13" style:family="text">
      <style:text-properties fo:language="en" fo:country="US" fo:font-weight="bold" officeooo:rsid="01e8dba8" style:font-weight-asian="bold" style:font-weight-complex="bold"/>
    </style:style>
    <style:style style:name="T14" style:family="text">
      <style:text-properties fo:language="en" fo:country="US" fo:font-weight="bold" officeooo:rsid="01ff0f74" style:font-weight-asian="bold" style:font-weight-complex="bold"/>
    </style:style>
    <style:style style:name="T15" style:family="text">
      <style:text-properties fo:language="en" fo:country="US" fo:font-weight="bold" officeooo:rsid="025311c6"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officeooo:rsid="01845664" style:font-weight-asian="normal" style:font-weight-complex="normal"/>
    </style:style>
    <style:style style:name="T18" style:family="text">
      <style:text-properties fo:language="en" fo:country="US" fo:font-weight="normal" officeooo:rsid="01cba711" style:font-weight-asian="normal" style:font-weight-complex="normal"/>
    </style:style>
    <style:style style:name="T19" style:family="text">
      <style:text-properties fo:language="en" fo:country="US" fo:font-weight="normal" officeooo:rsid="01fd3ee6" style:font-weight-asian="normal" style:font-weight-complex="normal"/>
    </style:style>
    <style:style style:name="T20" style:family="text">
      <style:text-properties fo:language="en" fo:country="US" fo:font-weight="normal" officeooo:rsid="025311c6" style:font-weight-asian="normal" style:font-weight-complex="normal"/>
    </style:style>
    <style:style style:name="T21" style:family="text">
      <style:text-properties fo:language="en" fo:country="US" fo:font-weight="normal" officeooo:rsid="025eb49f" style:font-weight-asian="normal" style:font-weight-complex="normal"/>
    </style:style>
    <style:style style:name="T22" style:family="text">
      <style:text-properties fo:language="en" fo:country="US" fo:font-weight="normal" officeooo:rsid="025311c6" fo:background-color="#ffd428" loext:char-shading-value="0" style:font-weight-asian="normal" style:font-weight-complex="normal"/>
    </style:style>
    <style:style style:name="T23" style:family="text">
      <style:text-properties fo:language="en" fo:country="US" fo:font-style="normal" fo:font-weight="normal" style:font-style-asian="normal" style:font-weight-asian="normal" style:font-style-complex="normal" style:font-weight-complex="normal"/>
    </style:style>
    <style:style style:name="T24" style:family="text">
      <style:text-properties fo:language="en" fo:country="US" fo:font-style="normal" fo:font-weight="normal" officeooo:rsid="00beab6c" style:font-style-asian="normal" style:font-weight-asian="normal" style:font-style-complex="normal" style:font-weight-complex="normal"/>
    </style:style>
    <style:style style:name="T25" style:family="text">
      <style:text-properties fo:language="en" fo:country="US" fo:font-style="normal" fo:font-weight="normal" officeooo:rsid="00caeeab" style:font-style-asian="normal" style:font-weight-asian="normal" style:font-style-complex="normal" style:font-weight-complex="normal"/>
    </style:style>
    <style:style style:name="T26" style:family="text">
      <style:text-properties fo:language="en" fo:country="US" fo:font-style="normal" fo:font-weight="normal" officeooo:rsid="00cf691a" style:font-style-asian="normal" style:font-weight-asian="normal" style:font-style-complex="normal" style:font-weight-complex="normal"/>
    </style:style>
    <style:style style:name="T27" style:family="text">
      <style:text-properties fo:language="en" fo:country="US" fo:font-style="normal" fo:font-weight="normal" officeooo:rsid="01383062" style:font-style-asian="normal" style:font-weight-asian="normal" style:font-style-complex="normal" style:font-weight-complex="normal"/>
    </style:style>
    <style:style style:name="T28" style:family="text">
      <style:text-properties fo:language="en" fo:country="US" fo:font-style="normal" fo:font-weight="normal" officeooo:rsid="0168236b" style:font-style-asian="normal" style:font-weight-asian="normal" style:font-style-complex="normal" style:font-weight-complex="normal"/>
    </style:style>
    <style:style style:name="T29" style:family="text">
      <style:text-properties fo:language="en" fo:country="US" fo:font-style="normal" fo:font-weight="normal" officeooo:rsid="01484adc" style:font-style-asian="normal" style:font-weight-asian="normal" style:font-style-complex="normal" style:font-weight-complex="normal"/>
    </style:style>
    <style:style style:name="T30" style:family="text">
      <style:text-properties fo:language="en" fo:country="US" fo:font-style="normal" fo:font-weight="normal" officeooo:rsid="01e1008e" style:font-style-asian="normal" style:font-weight-asian="normal" style:font-style-complex="normal" style:font-weight-complex="normal"/>
    </style:style>
    <style:style style:name="T31" style:family="text">
      <style:text-properties fo:language="en" fo:country="US" fo:font-style="normal" fo:font-weight="normal" officeooo:rsid="01e1ce3c" style:font-style-asian="normal" style:font-weight-asian="normal" style:font-style-complex="normal" style:font-weight-complex="normal"/>
    </style:style>
    <style:style style:name="T32" style:family="text">
      <style:text-properties fo:language="en" fo:country="US" fo:font-style="normal" fo:font-weight="normal" officeooo:rsid="01e56f12" style:font-style-asian="normal" style:font-weight-asian="normal" style:font-style-complex="normal" style:font-weight-complex="normal"/>
    </style:style>
    <style:style style:name="T33" style:family="text">
      <style:text-properties fo:language="en" fo:country="US" fo:font-style="normal" fo:font-weight="normal" officeooo:rsid="01e3953e" style:font-style-asian="normal" style:font-weight-asian="normal" style:font-style-complex="normal" style:font-weight-complex="normal"/>
    </style:style>
    <style:style style:name="T34" style:family="text">
      <style:text-properties fo:language="en" fo:country="US" fo:font-style="normal" fo:font-weight="normal" officeooo:rsid="020ca247" style:font-style-asian="normal" style:font-weight-asian="normal" style:font-style-complex="normal" style:font-weight-complex="normal"/>
    </style:style>
    <style:style style:name="T35" style:family="text">
      <style:text-properties fo:language="en" fo:country="US" fo:font-style="normal" fo:font-weight="normal" officeooo:rsid="020f1d3c" style:font-style-asian="normal" style:font-weight-asian="normal" style:font-style-complex="normal" style:font-weight-complex="normal"/>
    </style:style>
    <style:style style:name="T36" style:family="text">
      <style:text-properties fo:language="en" fo:country="US" fo:font-style="normal" fo:font-weight="normal" officeooo:rsid="02101f3f" style:font-style-asian="normal" style:font-weight-asian="normal" style:font-style-complex="normal" style:font-weight-complex="normal"/>
    </style:style>
    <style:style style:name="T37" style:family="text">
      <style:text-properties fo:language="en" fo:country="US" fo:font-style="normal" fo:font-weight="normal" officeooo:rsid="021021c0" style:font-style-asian="normal" style:font-weight-asian="normal" style:font-style-complex="normal" style:font-weight-complex="normal"/>
    </style:style>
    <style:style style:name="T38" style:family="text">
      <style:text-properties fo:language="en" fo:country="US" fo:font-style="normal" fo:font-weight="normal" officeooo:rsid="02109d50" style:font-style-asian="normal" style:font-weight-asian="normal" style:font-style-complex="normal" style:font-weight-complex="normal"/>
    </style:style>
    <style:style style:name="T39" style:family="text">
      <style:text-properties fo:language="en" fo:country="US" fo:font-style="normal" fo:font-weight="normal" officeooo:rsid="02122d66" style:font-style-asian="normal" style:font-weight-asian="normal" style:font-style-complex="normal" style:font-weight-complex="normal"/>
    </style:style>
    <style:style style:name="T40" style:family="text">
      <style:text-properties fo:language="en" fo:country="US" fo:font-style="normal" fo:font-weight="normal" officeooo:rsid="0225439a" style:font-style-asian="normal" style:font-weight-asian="normal" style:font-style-complex="normal" style:font-weight-complex="normal"/>
    </style:style>
    <style:style style:name="T41" style:family="text">
      <style:text-properties fo:language="en" fo:country="US" fo:font-style="normal" fo:font-weight="normal" officeooo:rsid="022a5001" style:font-style-asian="normal" style:font-weight-asian="normal" style:font-style-complex="normal" style:font-weight-complex="normal"/>
    </style:style>
    <style:style style:name="T42" style:family="text">
      <style:text-properties fo:language="en" fo:country="US" fo:font-style="normal" fo:font-weight="normal" officeooo:rsid="022c280e" style:font-style-asian="normal" style:font-weight-asian="normal" style:font-style-complex="normal" style:font-weight-complex="normal"/>
    </style:style>
    <style:style style:name="T43" style:family="text">
      <style:text-properties fo:language="en" fo:country="US" fo:font-style="normal" fo:font-weight="normal" officeooo:rsid="01ff0f74" style:font-style-asian="normal" style:font-weight-asian="normal" style:font-style-complex="normal" style:font-weight-complex="normal"/>
    </style:style>
    <style:style style:name="T44" style:family="text">
      <style:text-properties fo:language="en" fo:country="US" fo:font-style="normal" fo:font-weight="normal" officeooo:rsid="0255f3ca" style:font-style-asian="normal" style:font-weight-asian="normal" style:font-style-complex="normal" style:font-weight-complex="normal"/>
    </style:style>
    <style:style style:name="T45" style:family="text">
      <style:text-properties fo:language="en" fo:country="US" fo:font-style="normal" fo:font-weight="normal" officeooo:rsid="0259eb65" style:font-style-asian="normal" style:font-weight-asian="normal" style:font-style-complex="normal" style:font-weight-complex="normal"/>
    </style:style>
    <style:style style:name="T46" style:family="text">
      <style:text-properties fo:language="en" fo:country="US" fo:font-style="normal" fo:font-weight="normal" officeooo:rsid="025afe50" style:font-style-asian="normal" style:font-weight-asian="normal" style:font-style-complex="normal" style:font-weight-complex="normal"/>
    </style:style>
    <style:style style:name="T47" style:family="text">
      <style:text-properties fo:language="en" fo:country="US" fo:font-style="normal" fo:font-weight="normal" officeooo:rsid="026a9c0d" style:font-style-asian="normal" style:font-weight-asian="normal" style:font-style-complex="normal" style:font-weight-complex="normal"/>
    </style:style>
    <style:style style:name="T48" style:family="text">
      <style:text-properties fo:language="en" fo:country="US" fo:font-style="normal" fo:font-weight="normal" officeooo:rsid="0255f3ca" fo:background-color="#ffd428" loext:char-shading-value="0" style:font-style-asian="normal" style:font-weight-asian="normal" style:font-style-complex="normal" style:font-weight-complex="normal"/>
    </style:style>
    <style:style style:name="T49" style:family="text">
      <style:text-properties fo:language="en" fo:country="US" fo:font-style="normal" fo:font-weight="normal" officeooo:rsid="0259eb65" fo:background-color="#ffd428" loext:char-shading-value="0" style:font-style-asian="normal" style:font-weight-asian="normal" style:font-style-complex="normal" style:font-weight-complex="normal"/>
    </style:style>
    <style:style style:name="T50" style:family="text">
      <style:text-properties fo:language="en" fo:country="US" fo:font-style="normal" fo:font-weight="normal" officeooo:rsid="01ff0f74" fo:background-color="#ffd428" loext:char-shading-value="0" style:font-style-asian="normal" style:font-weight-asian="normal" style:font-style-complex="normal" style:font-weight-complex="normal"/>
    </style:style>
    <style:style style:name="T51" style:family="text">
      <style:text-properties fo:language="en" fo:country="US" fo:font-style="normal" fo:font-weight="normal" officeooo:rsid="026a9c0d" fo:background-color="#ffd428" loext:char-shading-value="0" style:font-style-asian="normal" style:font-weight-asian="normal" style:font-style-complex="normal" style:font-weight-complex="normal"/>
    </style:style>
    <style:style style:name="T52" style:family="text">
      <style:text-properties fo:language="en" fo:country="US" fo:font-style="normal" fo:font-weight="bold" style:font-style-asian="normal" style:font-weight-asian="bold" style:font-style-complex="normal" style:font-weight-complex="bold"/>
    </style:style>
    <style:style style:name="T53" style:family="text">
      <style:text-properties fo:language="en" fo:country="US" fo:font-style="normal" fo:font-weight="bold" officeooo:rsid="00bce99c" style:font-style-asian="normal" style:font-weight-asian="bold" style:font-style-complex="normal" style:font-weight-complex="bold"/>
    </style:style>
    <style:style style:name="T54" style:family="text">
      <style:text-properties fo:language="en" fo:country="US" fo:font-style="normal" fo:font-weight="bold" officeooo:rsid="012742f0" style:font-style-asian="normal" style:font-weight-asian="bold" style:font-style-complex="normal" style:font-weight-complex="bold"/>
    </style:style>
    <style:style style:name="T55" style:family="text">
      <style:text-properties fo:language="en" fo:country="US" fo:font-style="normal" fo:font-weight="bold" officeooo:rsid="00beab6c" style:font-style-asian="normal" style:font-weight-asian="bold" style:font-style-complex="normal" style:font-weight-complex="bold"/>
    </style:style>
    <style:style style:name="T56" style:family="text">
      <style:text-properties fo:language="en" fo:country="US" fo:font-style="normal" fo:font-weight="bold" officeooo:rsid="022c280e" style:font-style-asian="normal" style:font-weight-asian="bold" style:font-style-complex="normal" style:font-weight-complex="bold"/>
    </style:style>
    <style:style style:name="T57" style:family="text">
      <style:text-properties fo:language="en" fo:country="US" fo:font-style="normal" fo:font-weight="bold" officeooo:rsid="0254cb6c" style:font-style-asian="normal" style:font-weight-asian="bold" style:font-style-complex="normal" style:font-weight-complex="bold"/>
    </style:style>
    <style:style style:name="T58" style:family="text">
      <style:text-properties fo:language="en" fo:country="US" fo:font-style="normal" fo:font-weight="bold" officeooo:rsid="02622927" style:font-style-asian="normal" style:font-weight-asian="bold" style:font-style-complex="normal" style:font-weight-complex="bold"/>
    </style:style>
    <style:style style:name="T59" style:family="text">
      <style:text-properties fo:language="en" fo:country="US" fo:font-style="normal" fo:font-weight="bold" officeooo:rsid="02691999" style:font-style-asian="normal" style:font-weight-asian="bold" style:font-style-complex="normal" style:font-weight-complex="bold"/>
    </style:style>
    <style:style style:name="T60" style:family="text">
      <style:text-properties fo:language="en" fo:country="US" officeooo:rsid="01a88193"/>
    </style:style>
    <style:style style:name="T61" style:family="text">
      <style:text-properties fo:language="en" fo:country="US" officeooo:rsid="01ade29b"/>
    </style:style>
    <style:style style:name="T62" style:family="text">
      <style:text-properties fo:language="en" fo:country="US" officeooo:rsid="01af46dd"/>
    </style:style>
    <style:style style:name="T63" style:family="text">
      <style:text-properties fo:language="en" fo:country="US" officeooo:rsid="01e56f12"/>
    </style:style>
    <style:style style:name="T64" style:family="text">
      <style:text-properties fo:language="en" fo:country="US" officeooo:rsid="01e76e1d"/>
    </style:style>
    <style:style style:name="T65" style:family="text">
      <style:text-properties fo:language="en" fo:country="US" officeooo:rsid="01e8dba8"/>
    </style:style>
    <style:style style:name="T66" style:family="text">
      <style:text-properties fo:language="en" fo:country="US" officeooo:rsid="01b27e99"/>
    </style:style>
    <style:style style:name="T67" style:family="text">
      <style:text-properties fo:language="en" fo:country="US" officeooo:rsid="01fb42fd"/>
    </style:style>
    <style:style style:name="T68" style:family="text">
      <style:text-properties fo:language="en" fo:country="US" officeooo:rsid="01b24a38"/>
    </style:style>
    <style:style style:name="T69" style:family="text">
      <style:text-properties fo:language="en" fo:country="US" officeooo:rsid="01b259f2"/>
    </style:style>
    <style:style style:name="T70" style:family="text">
      <style:text-properties fo:language="en" fo:country="US" officeooo:rsid="01eab7ee"/>
    </style:style>
    <style:style style:name="T71" style:family="text">
      <style:text-properties fo:language="en" fo:country="US" officeooo:rsid="022d4864"/>
    </style:style>
    <style:style style:name="T72" style:family="text">
      <style:text-properties fo:language="en" fo:country="US" officeooo:rsid="022e18ae"/>
    </style:style>
    <style:style style:name="T73" style:family="text">
      <style:text-properties fo:language="en" fo:country="US" officeooo:rsid="01cba711"/>
    </style:style>
    <style:style style:name="T74" style:family="text">
      <style:text-properties officeooo:rsid="01fd3ee6"/>
    </style:style>
    <style:style style:name="T75" style:family="text">
      <style:text-properties fo:color="#000000" loext:opacity="100%" fo:language="en" fo:country="US" fo:font-weight="normal" fo:background-color="transparent" loext:char-shading-value="0" style:font-weight-asian="normal" style:font-weight-complex="normal"/>
    </style:style>
    <style:style style:name="T76" style:family="text">
      <style:text-properties fo:color="#000000" loext:opacity="100%" fo:language="en" fo:country="US" fo:font-weight="normal" officeooo:rsid="022f8469" fo:background-color="transparent" loext:char-shading-value="0" style:font-weight-asian="normal" style:font-weight-complex="normal"/>
    </style:style>
    <style:style style:name="T77" style:family="text">
      <style:text-properties fo:color="#000000" loext:opacity="100%" fo:language="en" fo:country="US" fo:font-weight="normal" officeooo:rsid="00475318" fo:background-color="transparent" loext:char-shading-value="0" style:font-weight-asian="normal" style:font-weight-complex="normal"/>
    </style:style>
    <style:style style:name="T78" style:family="text">
      <style:text-properties fo:color="#000000" loext:opacity="100%" fo:language="en" fo:country="US" fo:font-weight="normal" officeooo:rsid="0046ffcb" fo:background-color="transparent" loext:char-shading-value="0" style:font-weight-asian="normal" style:font-weight-complex="normal"/>
    </style:style>
    <style:style style:name="T79" style:family="text">
      <style:text-properties fo:color="#000000" loext:opacity="100%" fo:language="en" fo:country="US" fo:font-weight="normal" officeooo:rsid="013f9b6c" fo:background-color="transparent" loext:char-shading-value="0" style:font-weight-asian="normal" style:font-weight-complex="normal"/>
    </style:style>
    <style:style style:name="T80" style:family="text">
      <style:text-properties fo:color="#000000" loext:opacity="100%" fo:language="en" fo:country="US" fo:font-weight="normal" officeooo:rsid="00497537" fo:background-color="transparent" loext:char-shading-value="0" style:font-weight-asian="normal" style:font-weight-complex="normal"/>
    </style:style>
    <style:style style:name="T81" style:family="text">
      <style:text-properties fo:color="#000000" loext:opacity="100%" fo:language="en" fo:country="US" fo:font-weight="normal" officeooo:rsid="00f9819e" fo:background-color="transparent" loext:char-shading-value="0" style:font-weight-asian="normal" style:font-weight-complex="normal"/>
    </style:style>
    <style:style style:name="T82" style:family="text">
      <style:text-properties fo:color="#000000" loext:opacity="100%" fo:language="en" fo:country="US" fo:font-weight="normal" officeooo:rsid="01cba711" fo:background-color="transparent" loext:char-shading-value="0" style:font-weight-asian="normal" style:font-weight-complex="normal"/>
    </style:style>
    <style:style style:name="T83" style:family="text">
      <style:text-properties fo:color="#000000" loext:opacity="100%" fo:language="en" fo:country="US" fo:font-weight="normal" officeooo:rsid="014038c3" fo:background-color="transparent" loext:char-shading-value="0" style:font-weight-asian="normal" style:font-weight-complex="normal"/>
    </style:style>
    <style:style style:name="T84" style:family="text">
      <style:text-properties fo:color="#000000" loext:opacity="100%" fo:language="en" fo:country="US" fo:font-weight="normal" officeooo:rsid="01ef14e5" fo:background-color="transparent" loext:char-shading-value="0" style:font-weight-asian="normal" style:font-weight-complex="normal"/>
    </style:style>
    <style:style style:name="T85" style:family="text">
      <style:text-properties fo:color="#000000" loext:opacity="100%" fo:language="en" fo:country="US" fo:font-weight="normal" officeooo:rsid="00fa576e" fo:background-color="transparent" loext:char-shading-value="0" style:font-weight-asian="normal" style:font-weight-complex="normal"/>
    </style:style>
    <style:style style:name="T86" style:family="text">
      <style:text-properties fo:color="#000000" loext:opacity="100%" fo:language="en" fo:country="US" fo:font-weight="normal" officeooo:rsid="01411f7f" fo:background-color="transparent" loext:char-shading-value="0" style:font-weight-asian="normal" style:font-weight-complex="normal"/>
    </style:style>
    <style:style style:name="T87" style:family="text">
      <style:text-properties fo:color="#000000" loext:opacity="100%" fo:language="en" fo:country="US" fo:font-weight="normal" officeooo:rsid="0142e67b" fo:background-color="transparent" loext:char-shading-value="0" style:font-weight-asian="normal" style:font-weight-complex="normal"/>
    </style:style>
    <style:style style:name="T88" style:family="text">
      <style:text-properties fo:color="#000000" loext:opacity="100%" fo:language="en" fo:country="US" fo:font-weight="normal" officeooo:rsid="004e0d24" fo:background-color="transparent" loext:char-shading-value="0" style:font-weight-asian="normal" style:font-weight-complex="normal"/>
    </style:style>
    <style:style style:name="T89" style:family="text">
      <style:text-properties fo:color="#000000" loext:opacity="100%" fo:language="en" fo:country="US" fo:font-weight="normal" officeooo:rsid="00fa9150" fo:background-color="transparent" loext:char-shading-value="0" style:font-weight-asian="normal" style:font-weight-complex="normal"/>
    </style:style>
    <style:style style:name="T90" style:family="text">
      <style:text-properties fo:color="#000000" loext:opacity="100%" fo:language="en" fo:country="US" fo:font-weight="normal" officeooo:rsid="023179e0" fo:background-color="transparent" loext:char-shading-value="0" style:font-weight-asian="normal" style:font-weight-complex="normal"/>
    </style:style>
    <style:style style:name="T91" style:family="text">
      <style:text-properties fo:color="#000000" loext:opacity="100%" fo:language="en" fo:country="US" fo:font-weight="normal" officeooo:rsid="0232d906" fo:background-color="transparent" loext:char-shading-value="0" style:font-weight-asian="normal" style:font-weight-complex="normal"/>
    </style:style>
    <style:style style:name="T92" style:family="text">
      <style:text-properties fo:color="#000000" loext:opacity="100%" fo:language="en" fo:country="US" fo:font-weight="normal" officeooo:rsid="02344dbd" fo:background-color="transparent" loext:char-shading-value="0" style:font-weight-asian="normal" style:font-weight-complex="normal"/>
    </style:style>
    <style:style style:name="T93" style:family="text">
      <style:text-properties fo:color="#000000" loext:opacity="100%" fo:language="en" fo:country="US" fo:font-weight="normal" officeooo:rsid="01f713b6" fo:background-color="transparent" loext:char-shading-value="0" style:font-weight-asian="normal" style:font-weight-complex="normal"/>
    </style:style>
    <style:style style:name="T94" style:family="text">
      <style:text-properties fo:color="#000000" loext:opacity="100%" fo:language="en" fo:country="US" fo:font-weight="normal" officeooo:rsid="0063ee92" fo:background-color="transparent" loext:char-shading-value="0" style:font-weight-asian="normal" style:font-weight-complex="normal"/>
    </style:style>
    <style:style style:name="T95" style:family="text">
      <style:text-properties fo:color="#000000" loext:opacity="100%" fo:language="en" fo:country="US" fo:font-weight="normal" officeooo:rsid="0065e69f" fo:background-color="transparent" loext:char-shading-value="0" style:font-weight-asian="normal" style:font-weight-complex="normal"/>
    </style:style>
    <style:style style:name="T96" style:family="text">
      <style:text-properties fo:color="#000000" loext:opacity="100%" fo:language="en" fo:country="US" fo:font-weight="normal" officeooo:rsid="01206bb0" fo:background-color="transparent" loext:char-shading-value="0" style:font-weight-asian="normal" style:font-weight-complex="normal"/>
    </style:style>
    <style:style style:name="T97" style:family="text">
      <style:text-properties fo:color="#000000" loext:opacity="100%" fo:language="en" fo:country="US" fo:font-weight="normal" officeooo:rsid="013e32c2" fo:background-color="transparent" loext:char-shading-value="0" style:font-weight-asian="normal" style:font-weight-complex="normal"/>
    </style:style>
    <style:style style:name="T98" style:family="text">
      <style:text-properties fo:color="#000000" loext:opacity="100%" fo:language="en" fo:country="US" fo:font-weight="normal" officeooo:rsid="0208fbdd" fo:background-color="transparent" loext:char-shading-value="0" style:font-weight-asian="normal" style:font-weight-complex="normal"/>
    </style:style>
    <style:style style:name="T99" style:family="text">
      <style:text-properties fo:color="#000000" loext:opacity="100%" fo:language="en" fo:country="US" fo:font-weight="normal" officeooo:rsid="0243ed43" fo:background-color="transparent" loext:char-shading-value="0" style:font-weight-asian="normal" style:font-weight-complex="normal"/>
    </style:style>
    <style:style style:name="T100" style:family="text">
      <style:text-properties fo:color="#000000" loext:opacity="100%" fo:language="en" fo:country="US" fo:font-weight="normal" officeooo:rsid="024527a6" fo:background-color="transparent" loext:char-shading-value="0" style:font-weight-asian="normal" style:font-weight-complex="normal"/>
    </style:style>
    <style:style style:name="T101" style:family="text">
      <style:text-properties fo:color="#000000" loext:opacity="100%" fo:language="en" fo:country="US" fo:font-weight="normal" officeooo:rsid="0248d403" fo:background-color="transparent" loext:char-shading-value="0" style:font-weight-asian="normal" style:font-weight-complex="normal"/>
    </style:style>
    <style:style style:name="T102" style:family="text">
      <style:text-properties fo:color="#000000" loext:opacity="100%" fo:language="en" fo:country="US" fo:font-weight="normal" officeooo:rsid="01d21a23" fo:background-color="transparent" loext:char-shading-value="0" style:font-weight-asian="normal" style:font-weight-complex="normal"/>
    </style:style>
    <style:style style:name="T103" style:family="text">
      <style:text-properties fo:color="#000000" loext:opacity="100%" fo:language="en" fo:country="US" fo:font-weight="normal" officeooo:rsid="01d39b3a" fo:background-color="transparent" loext:char-shading-value="0" style:font-weight-asian="normal" style:font-weight-complex="normal"/>
    </style:style>
    <style:style style:name="T104" style:family="text">
      <style:text-properties fo:color="#000000" loext:opacity="100%" fo:language="en" fo:country="US" fo:font-weight="normal" officeooo:rsid="024b88af" fo:background-color="transparent" loext:char-shading-value="0" style:font-weight-asian="normal" style:font-weight-complex="normal"/>
    </style:style>
    <style:style style:name="T105" style:family="text">
      <style:text-properties fo:color="#000000" loext:opacity="100%" fo:language="en" fo:country="US" fo:font-weight="normal" officeooo:rsid="0186890e" fo:background-color="transparent" loext:char-shading-value="0" style:font-weight-asian="normal" style:font-weight-complex="normal"/>
    </style:style>
    <style:style style:name="T106" style:family="text">
      <style:text-properties fo:color="#000000" loext:opacity="100%" fo:language="en" fo:country="US" fo:font-weight="normal" officeooo:rsid="02154c88" fo:background-color="transparent" loext:char-shading-value="0" style:font-weight-asian="normal" style:font-weight-complex="normal"/>
    </style:style>
    <style:style style:name="T107" style:family="text">
      <style:text-properties fo:color="#000000" loext:opacity="100%" fo:language="en" fo:country="US" fo:font-weight="normal" officeooo:rsid="01878f69" fo:background-color="transparent" loext:char-shading-value="0" style:font-weight-asian="normal" style:font-weight-complex="normal"/>
    </style:style>
    <style:style style:name="T108" style:family="text">
      <style:text-properties fo:color="#000000" loext:opacity="100%" fo:language="en" fo:country="US" fo:font-weight="normal" officeooo:rsid="01ccd196" fo:background-color="transparent" loext:char-shading-value="0" style:font-weight-asian="normal" style:font-weight-complex="normal"/>
    </style:style>
    <style:style style:name="T109" style:family="text">
      <style:text-properties fo:color="#000000" loext:opacity="100%" fo:language="en" fo:country="US" fo:font-weight="normal" officeooo:rsid="021837d1" fo:background-color="transparent" loext:char-shading-value="0" style:font-weight-asian="normal" style:font-weight-complex="normal"/>
    </style:style>
    <style:style style:name="T110" style:family="text">
      <style:text-properties fo:color="#000000" loext:opacity="100%" fo:language="en" fo:country="US" fo:font-weight="normal" officeooo:rsid="024b8c87" fo:background-color="transparent" loext:char-shading-value="0" style:font-weight-asian="normal" style:font-weight-complex="normal"/>
    </style:style>
    <style:style style:name="T111" style:family="text">
      <style:text-properties fo:color="#000000" loext:opacity="100%" fo:language="en" fo:country="US" fo:font-weight="normal" officeooo:rsid="0250a825" fo:background-color="transparent" loext:char-shading-value="0" style:font-weight-asian="normal" style:font-weight-complex="normal"/>
    </style:style>
    <style:style style:name="T112" style:family="text">
      <style:text-properties fo:color="#000000" loext:opacity="100%" fo:language="en" fo:country="US" fo:font-weight="normal" officeooo:rsid="025311c6" fo:background-color="transparent" loext:char-shading-value="0" style:font-weight-asian="normal" style:font-weight-complex="normal"/>
    </style:style>
    <style:style style:name="T113" style:family="text">
      <style:text-properties fo:color="#000000" loext:opacity="100%" fo:language="en" fo:country="US" fo:font-weight="normal" officeooo:rsid="01f79be5" fo:background-color="transparent" loext:char-shading-value="0" style:font-weight-asian="normal" style:font-weight-complex="normal"/>
    </style:style>
    <style:style style:name="T114" style:family="text">
      <style:text-properties fo:color="#000000" loext:opacity="100%" fo:language="en" fo:country="US" fo:font-weight="normal" officeooo:rsid="01f7b5b1" fo:background-color="transparent" loext:char-shading-value="0" style:font-weight-asian="normal" style:font-weight-complex="normal"/>
    </style:style>
    <style:style style:name="T115" style:family="text">
      <style:text-properties fo:color="#000000" loext:opacity="100%" fo:language="en" fo:country="US" fo:font-weight="normal" officeooo:rsid="020ca247" fo:background-color="transparent" loext:char-shading-value="0" style:font-weight-asian="normal" style:font-weight-complex="normal"/>
    </style:style>
    <style:style style:name="T116" style:family="text">
      <style:text-properties fo:color="#000000" loext:opacity="100%" fo:language="en" fo:country="US" fo:font-weight="normal" officeooo:rsid="0254120c" fo:background-color="transparent" loext:char-shading-value="0" style:font-weight-asian="normal" style:font-weight-complex="normal"/>
    </style:style>
    <style:style style:name="T117" style:family="text">
      <style:text-properties fo:color="#000000" loext:opacity="100%" fo:language="en" fo:country="US" fo:font-weight="normal" style:font-weight-asian="normal" style:font-weight-complex="normal"/>
    </style:style>
    <style:style style:name="T118" style:family="text">
      <style:text-properties fo:color="#000000" loext:opacity="100%" fo:language="en" fo:country="US" fo:font-weight="normal" officeooo:rsid="01d853e1" style:font-weight-asian="normal" style:font-weight-complex="normal"/>
    </style:style>
    <style:style style:name="T119" style:family="text">
      <style:text-properties fo:color="#000000" loext:opacity="100%" fo:language="en" fo:country="US" fo:font-weight="normal" officeooo:rsid="02076c4d" style:font-weight-asian="normal" style:font-weight-complex="normal"/>
    </style:style>
    <style:style style:name="T120" style:family="text">
      <style:text-properties fo:color="#000000" loext:opacity="100%" fo:language="en" fo:country="US" fo:font-weight="normal" officeooo:rsid="01dbd2df" style:font-weight-asian="normal" style:font-weight-complex="normal"/>
    </style:style>
    <style:style style:name="T121" style:family="text">
      <style:text-properties fo:color="#000000" loext:opacity="100%" fo:language="en" fo:country="US" fo:font-weight="normal" officeooo:rsid="01dbdf7a" style:font-weight-asian="normal" style:font-weight-complex="normal"/>
    </style:style>
    <style:style style:name="T122" style:family="text">
      <style:text-properties fo:color="#000000" loext:opacity="100%" fo:language="en" fo:country="US" fo:font-weight="normal" officeooo:rsid="0208064b" style:font-weight-asian="normal" style:font-weight-complex="normal"/>
    </style:style>
    <style:style style:name="T123" style:family="text">
      <style:text-properties fo:color="#000000" loext:opacity="100%" fo:language="en" fo:country="US" fo:font-weight="normal" officeooo:rsid="01dc742b" style:font-weight-asian="normal" style:font-weight-complex="normal"/>
    </style:style>
    <style:style style:name="T124" style:family="text">
      <style:text-properties fo:color="#000000" loext:opacity="100%" fo:language="en" fo:country="US" fo:font-weight="normal" officeooo:rsid="01ddef1f" style:font-weight-asian="normal" style:font-weight-complex="normal"/>
    </style:style>
    <style:style style:name="T125" style:family="text">
      <style:text-properties fo:color="#000000" loext:opacity="100%" fo:language="en" fo:country="US" fo:font-weight="normal" officeooo:rsid="01de5a54" style:font-weight-asian="normal" style:font-weight-complex="normal"/>
    </style:style>
    <style:style style:name="T126" style:family="text">
      <style:text-properties fo:color="#000000" loext:opacity="100%" fo:language="en" fo:country="US" fo:font-weight="normal" officeooo:rsid="02375d4e" style:font-weight-asian="normal" style:font-weight-complex="normal"/>
    </style:style>
    <style:style style:name="T127" style:family="text">
      <style:text-properties fo:color="#000000" loext:opacity="100%" fo:language="en" fo:country="US" fo:font-weight="normal" officeooo:rsid="0102e691" style:font-weight-asian="normal" style:font-weight-complex="normal"/>
    </style:style>
    <style:style style:name="T128" style:family="text">
      <style:text-properties fo:color="#000000" loext:opacity="100%" fo:language="en" fo:country="US" fo:font-weight="normal" officeooo:rsid="01f713b6" style:font-weight-asian="normal" style:font-weight-complex="normal"/>
    </style:style>
    <style:style style:name="T129" style:family="text">
      <style:text-properties fo:color="#000000" loext:opacity="100%" fo:language="en" fo:country="US" fo:font-weight="normal" officeooo:rsid="0237beef" style:font-weight-asian="normal" style:font-weight-complex="normal"/>
    </style:style>
    <style:style style:name="T130" style:family="text">
      <style:text-properties fo:color="#000000" loext:opacity="100%" fo:language="en" fo:country="US" fo:font-weight="normal" officeooo:rsid="02388c39" style:font-weight-asian="normal" style:font-weight-complex="normal"/>
    </style:style>
    <style:style style:name="T131" style:family="text">
      <style:text-properties fo:color="#000000" loext:opacity="100%" fo:language="en" fo:country="US" fo:font-weight="normal" officeooo:rsid="023bf525" style:font-weight-asian="normal" style:font-weight-complex="normal"/>
    </style:style>
    <style:style style:name="T132" style:family="text">
      <style:text-properties fo:color="#000000" loext:opacity="100%" fo:language="en" fo:country="US" fo:font-weight="normal" officeooo:rsid="02370bee" style:font-weight-asian="normal" style:font-weight-complex="normal"/>
    </style:style>
    <style:style style:name="T133" style:family="text">
      <style:text-properties fo:color="#000000" loext:opacity="100%" fo:language="en" fo:country="US" fo:font-weight="normal" officeooo:rsid="02424a10" style:font-weight-asian="normal" style:font-weight-complex="normal"/>
    </style:style>
    <style:style style:name="T134" style:family="text">
      <style:text-properties fo:color="#000000" loext:opacity="100%" fo:language="en" fo:country="US" fo:font-weight="normal" officeooo:rsid="023f75ee" style:font-weight-asian="normal" style:font-weight-complex="normal"/>
    </style:style>
    <style:style style:name="T135" style:family="text">
      <style:text-properties fo:color="#000000" loext:opacity="100%" fo:language="en" fo:country="US" fo:font-weight="normal" officeooo:rsid="00846d90" style:font-weight-asian="normal" style:font-weight-complex="normal"/>
    </style:style>
    <style:style style:name="T136" style:family="text">
      <style:text-properties fo:color="#000000" loext:opacity="100%" fo:language="en" fo:country="US" fo:font-weight="normal" officeooo:rsid="008dbcd0" style:font-weight-asian="normal" style:font-weight-complex="normal"/>
    </style:style>
    <style:style style:name="T137" style:family="text">
      <style:text-properties fo:color="#000000" loext:opacity="100%" fo:language="en" fo:country="US" fo:font-weight="normal" officeooo:rsid="023cf297" style:font-weight-asian="normal" style:font-weight-complex="normal"/>
    </style:style>
    <style:style style:name="T138" style:family="text">
      <style:text-properties fo:color="#000000" loext:opacity="100%" fo:language="en" fo:country="US" fo:font-weight="normal" officeooo:rsid="0248cf21" style:font-weight-asian="normal" style:font-weight-complex="normal"/>
    </style:style>
    <style:style style:name="T139" style:family="text">
      <style:text-properties fo:color="#000000" loext:opacity="100%" fo:language="en" fo:country="US" fo:font-weight="normal" officeooo:rsid="02141715" style:font-weight-asian="normal" style:font-weight-complex="normal"/>
    </style:style>
    <style:style style:name="T140" style:family="text">
      <style:text-properties fo:color="#000000" loext:opacity="100%" fo:language="en" fo:country="US" fo:font-weight="normal" officeooo:rsid="01d10936" style:font-weight-asian="normal" style:font-weight-complex="normal"/>
    </style:style>
    <style:style style:name="T141" style:family="text">
      <style:text-properties fo:color="#000000" loext:opacity="100%" fo:language="en" fo:country="US" fo:font-weight="normal" officeooo:rsid="01d1b499" style:font-weight-asian="normal" style:font-weight-complex="normal"/>
    </style:style>
    <style:style style:name="T142" style:family="text">
      <style:text-properties fo:color="#000000" loext:opacity="100%" fo:language="en" fo:country="US" fo:font-weight="normal" officeooo:rsid="02154c88" style:font-weight-asian="normal" style:font-weight-complex="normal"/>
    </style:style>
    <style:style style:name="T143" style:family="text">
      <style:text-properties fo:color="#000000" loext:opacity="100%" fo:language="en" fo:country="US" fo:font-weight="normal" fo:background-color="#ffd428" loext:char-shading-value="0" style:font-weight-asian="normal" style:font-weight-complex="normal"/>
    </style:style>
    <style:style style:name="T144" style:family="text">
      <style:text-properties fo:color="#000000" loext:opacity="100%" fo:language="en" fo:country="US" fo:font-weight="normal" officeooo:rsid="024b88af" fo:background-color="#ffd428" loext:char-shading-value="0" style:font-weight-asian="normal" style:font-weight-complex="normal"/>
    </style:style>
    <style:style style:name="T145" style:family="text">
      <style:text-properties fo:color="#000000" loext:opacity="100%" fo:language="en" fo:country="US" fo:font-weight="normal" officeooo:rsid="0254120c" fo:background-color="#ffd428" loext:char-shading-value="0" style:font-weight-asian="normal" style:font-weight-complex="normal"/>
    </style:style>
    <style:style style:name="T146" style:family="text">
      <style:text-properties fo:color="#000000" loext:opacity="100%" fo:language="en" fo:country="US" fo:font-weight="bold" officeooo:rsid="01cba711" fo:background-color="transparent" loext:char-shading-value="0" style:font-weight-asian="bold" style:font-weight-complex="bold"/>
    </style:style>
    <style:style style:name="T147" style:family="text">
      <style:text-properties fo:color="#000000" loext:opacity="100%" fo:language="en" fo:country="US" fo:font-weight="bold" officeooo:rsid="023179e0" fo:background-color="transparent" loext:char-shading-value="0" style:font-weight-asian="bold" style:font-weight-complex="bold"/>
    </style:style>
    <style:style style:name="T148" style:family="text">
      <style:text-properties fo:color="#000000" loext:opacity="100%" fo:language="en" fo:country="US" fo:font-weight="bold" officeooo:rsid="0063ee92" fo:background-color="transparent" loext:char-shading-value="0" style:font-weight-asian="bold" style:font-weight-complex="bold"/>
    </style:style>
    <style:style style:name="T149" style:family="text">
      <style:text-properties fo:color="#000000" loext:opacity="100%" fo:language="en" fo:country="US" fo:font-weight="bold" officeooo:rsid="0065e69f" fo:background-color="transparent" loext:char-shading-value="0" style:font-weight-asian="bold" style:font-weight-complex="bold"/>
    </style:style>
    <style:style style:name="T150" style:family="text">
      <style:text-properties fo:color="#000000" loext:opacity="100%" fo:language="en" fo:country="US" fo:font-weight="bold" officeooo:rsid="01d21a23" fo:background-color="transparent" loext:char-shading-value="0" style:font-weight-asian="bold" style:font-weight-complex="bold"/>
    </style:style>
    <style:style style:name="T151" style:family="text">
      <style:text-properties fo:color="#000000" loext:opacity="100%" fo:language="en" fo:country="US" fo:font-weight="bold" officeooo:rsid="025311c6" fo:background-color="transparent" loext:char-shading-value="0" style:font-weight-asian="bold" style:font-weight-complex="bold"/>
    </style:style>
    <style:style style:name="T152" style:family="text">
      <style:text-properties fo:color="#000000" loext:opacity="100%" fo:language="en" fo:country="US" fo:font-weight="bold" officeooo:rsid="01d853e1" style:font-weight-asian="bold" style:font-weight-complex="bold"/>
    </style:style>
    <style:style style:name="T153" style:family="text">
      <style:text-properties fo:color="#000000" loext:opacity="100%" fo:language="en" fo:country="US" fo:font-weight="bold" officeooo:rsid="0102e691" style:font-weight-asian="bold" style:font-weight-complex="bold"/>
    </style:style>
    <style:style style:name="T154" style:family="text">
      <style:text-properties fo:color="#000000" loext:opacity="100%" fo:language="en" fo:country="US" fo:font-weight="bold" officeooo:rsid="02388c39" style:font-weight-asian="bold" style:font-weight-complex="bold"/>
    </style:style>
    <style:style style:name="T155" style:family="text">
      <style:text-properties fo:color="#000000" loext:opacity="100%" fo:language="en" fo:country="US" fo:font-weight="bold" officeooo:rsid="01d10936" style:font-weight-asian="bold" style:font-weight-complex="bold"/>
    </style:style>
    <style:style style:name="T156" style:family="text">
      <style:text-properties fo:color="#000000" loext:opacity="100%" fo:language="en" fo:country="US" fo:font-weight="bold" officeooo:rsid="01d1b499" style:font-weight-asian="bold" style:font-weight-complex="bold"/>
    </style:style>
    <style:style style:name="T157" style:family="text">
      <style:text-properties fo:color="#000000" loext:opacity="100%" fo:language="en" fo:country="US" fo:font-style="normal" fo:font-weight="normal" style:font-style-asian="normal" style:font-weight-asian="normal" style:font-style-complex="normal" style:font-weight-complex="normal"/>
    </style:style>
    <style:style style:name="T158" style:family="text">
      <style:text-properties fo:color="#000000" loext:opacity="100%" fo:language="en" fo:country="US" fo:font-style="normal" fo:font-weight="normal" officeooo:rsid="02141715" style:font-style-asian="normal" style:font-weight-asian="normal" style:font-style-complex="normal" style:font-weight-complex="normal"/>
    </style:style>
    <style:style style:name="T159" style:family="text">
      <style:text-properties fo:color="#000000" loext:opacity="100%" fo:language="en" fo:country="US" fo:font-style="normal" fo:font-weight="normal" officeooo:rsid="01845664" style:font-style-asian="normal" style:font-weight-asian="normal" style:font-style-complex="normal" style:font-weight-complex="normal"/>
    </style:style>
    <style:style style:name="T160" style:family="text">
      <style:text-properties fo:color="#000000" loext:opacity="100%" fo:language="en" fo:country="US" fo:font-style="normal" fo:font-weight="normal" officeooo:rsid="018374c6" style:font-style-asian="normal" style:font-weight-asian="normal" style:font-style-complex="normal" style:font-weight-complex="normal"/>
    </style:style>
    <style:style style:name="T161" style:family="text">
      <style:text-properties fo:color="#000000" loext:opacity="100%" fo:language="en" fo:country="US" fo:font-style="normal" fo:font-weight="normal" officeooo:rsid="01cc014e" style:font-style-asian="normal" style:font-weight-asian="normal" style:font-style-complex="normal" style:font-weight-complex="normal"/>
    </style:style>
    <style:style style:name="T162" style:family="text">
      <style:text-properties fo:color="#000000" loext:opacity="100%" fo:language="en" fo:country="US" fo:font-style="normal" fo:font-weight="normal" officeooo:rsid="024527a6" style:font-style-asian="normal" style:font-weight-asian="normal" style:font-style-complex="normal" style:font-weight-complex="normal"/>
    </style:style>
    <style:style style:name="T163" style:family="text">
      <style:text-properties fo:color="#000000" loext:opacity="100%" fo:language="en" fo:country="US" fo:font-style="normal" fo:font-weight="normal" officeooo:rsid="02470991" style:font-style-asian="normal" style:font-weight-asian="normal" style:font-style-complex="normal" style:font-weight-complex="normal"/>
    </style:style>
    <style:style style:name="T164" style:family="text">
      <style:text-properties fo:color="#000000" loext:opacity="100%" fo:language="en" fo:country="US" fo:font-style="normal" fo:font-weight="normal" officeooo:rsid="024a1d01" style:font-style-asian="normal" style:font-weight-asian="normal" style:font-style-complex="normal" style:font-weight-complex="normal"/>
    </style:style>
    <style:style style:name="T165" style:family="text">
      <style:text-properties fo:color="#000000" loext:opacity="100%" fo:language="en" fo:country="US" fo:font-style="normal" fo:font-weight="normal" officeooo:rsid="0248d403" style:font-style-asian="normal" style:font-weight-asian="normal" style:font-style-complex="normal" style:font-weight-complex="normal"/>
    </style:style>
    <style:style style:name="T166" style:family="text">
      <style:text-properties fo:color="#000000" loext:opacity="100%" fo:language="en" fo:country="US" fo:font-style="normal" fo:font-weight="normal" officeooo:rsid="01d21a23" style:font-style-asian="normal" style:font-weight-asian="normal" style:font-style-complex="normal" style:font-weight-complex="normal"/>
    </style:style>
    <style:style style:name="T167" style:family="text">
      <style:text-properties fo:color="#000000" loext:opacity="100%" fo:language="en" fo:country="US" fo:font-style="normal" fo:font-weight="normal" officeooo:rsid="020a4986" style:font-style-asian="normal" style:font-weight-asian="normal" style:font-style-complex="normal" style:font-weight-complex="normal"/>
    </style:style>
    <style:style style:name="T168" style:family="text">
      <style:text-properties fo:color="#000000" loext:opacity="100%" fo:language="en" fo:country="US" fo:font-style="normal" fo:font-weight="normal" officeooo:rsid="024b88af" style:font-style-asian="normal" style:font-weight-asian="normal" style:font-style-complex="normal" style:font-weight-complex="normal"/>
    </style:style>
    <style:style style:name="T169" style:family="text">
      <style:text-properties fo:color="#000000" loext:opacity="100%" fo:language="en" fo:country="US" fo:font-style="normal" fo:font-weight="normal" officeooo:rsid="013f9b6c" fo:background-color="transparent" loext:char-shading-value="0" style:font-style-asian="normal" style:font-weight-asian="normal" style:font-style-complex="normal" style:font-weight-complex="normal"/>
    </style:style>
    <style:style style:name="T170" style:family="text">
      <style:text-properties fo:color="#000000" loext:opacity="100%" fo:language="en" fo:country="US" fo:font-style="normal" fo:font-weight="normal" officeooo:rsid="02344dbd" fo:background-color="transparent" loext:char-shading-value="0" style:font-style-asian="normal" style:font-weight-asian="normal" style:font-style-complex="normal" style:font-weight-complex="normal"/>
    </style:style>
    <style:style style:name="T171" style:family="text">
      <style:text-properties fo:color="#000000" loext:opacity="100%" fo:language="en" fo:country="US" fo:font-style="normal" fo:font-weight="normal" officeooo:rsid="01ff0f74" fo:background-color="transparent" loext:char-shading-value="0" style:font-style-asian="normal" style:font-weight-asian="normal" style:font-style-complex="normal" style:font-weight-complex="normal"/>
    </style:style>
    <style:style style:name="T172" style:family="text">
      <style:text-properties fo:color="#000000" loext:opacity="100%" fo:language="en" fo:country="US" fo:font-style="normal" fo:font-weight="normal" officeooo:rsid="025144f8" fo:background-color="transparent" loext:char-shading-value="0" style:font-style-asian="normal" style:font-weight-asian="normal" style:font-style-complex="normal" style:font-weight-complex="normal"/>
    </style:style>
    <style:style style:name="T173" style:family="text">
      <style:text-properties fo:color="#000000" loext:opacity="100%" fo:language="en" fo:country="US" fo:font-style="normal" fo:font-weight="normal" officeooo:rsid="020ca247" fo:background-color="transparent" loext:char-shading-value="0" style:font-style-asian="normal" style:font-weight-asian="normal" style:font-style-complex="normal" style:font-weight-complex="normal"/>
    </style:style>
    <style:style style:name="T174" style:family="text">
      <style:text-properties fo:color="#000000" loext:opacity="100%" fo:language="en" fo:country="US" fo:font-style="normal" fo:font-weight="normal" officeooo:rsid="025afe50" fo:background-color="transparent" loext:char-shading-value="0" style:font-style-asian="normal" style:font-weight-asian="normal" style:font-style-complex="normal" style:font-weight-complex="normal"/>
    </style:style>
    <style:style style:name="T175" style:family="text">
      <style:text-properties fo:color="#000000" loext:opacity="100%" fo:language="en" fo:country="US" fo:font-style="normal" fo:font-weight="normal" officeooo:rsid="02289a72" fo:background-color="transparent" loext:char-shading-value="0" style:font-style-asian="normal" style:font-weight-asian="normal" style:font-style-complex="normal" style:font-weight-complex="normal"/>
    </style:style>
    <style:style style:name="T176" style:family="text">
      <style:text-properties fo:color="#000000" loext:opacity="100%" fo:language="en" fo:country="US" fo:font-style="normal" fo:font-weight="normal" officeooo:rsid="020f1d3c" fo:background-color="transparent" loext:char-shading-value="0" style:font-style-asian="normal" style:font-weight-asian="normal" style:font-style-complex="normal" style:font-weight-complex="normal"/>
    </style:style>
    <style:style style:name="T177" style:family="text">
      <style:text-properties fo:color="#000000" loext:opacity="100%" fo:language="en" fo:country="US" fo:font-style="normal" fo:font-weight="normal" officeooo:rsid="025ca90b" fo:background-color="transparent" loext:char-shading-value="0" style:font-style-asian="normal" style:font-weight-asian="normal" style:font-style-complex="normal" style:font-weight-complex="normal"/>
    </style:style>
    <style:style style:name="T178" style:family="text">
      <style:text-properties fo:color="#000000" loext:opacity="100%" fo:language="en" fo:country="US" fo:font-style="normal" fo:font-weight="normal" officeooo:rsid="025974c4" fo:background-color="transparent" loext:char-shading-value="0" style:font-style-asian="normal" style:font-weight-asian="normal" style:font-style-complex="normal" style:font-weight-complex="normal"/>
    </style:style>
    <style:style style:name="T179" style:family="text">
      <style:text-properties fo:color="#000000" loext:opacity="100%" fo:language="en" fo:country="US" fo:font-style="normal" fo:font-weight="normal" officeooo:rsid="0225439a" fo:background-color="transparent" loext:char-shading-value="0" style:font-style-asian="normal" style:font-weight-asian="normal" style:font-style-complex="normal" style:font-weight-complex="normal"/>
    </style:style>
    <style:style style:name="T180" style:family="text">
      <style:text-properties fo:color="#000000" loext:opacity="100%" fo:language="en" fo:country="US" fo:font-style="normal" fo:font-weight="normal" officeooo:rsid="0255f3ca" fo:background-color="transparent" loext:char-shading-value="0" style:font-style-asian="normal" style:font-weight-asian="normal" style:font-style-complex="normal" style:font-weight-complex="normal"/>
    </style:style>
    <style:style style:name="T181" style:family="text">
      <style:text-properties fo:color="#000000" loext:opacity="100%" fo:language="en" fo:country="US" fo:font-style="normal" fo:font-weight="normal" officeooo:rsid="022716e0" fo:background-color="transparent" loext:char-shading-value="0" style:font-style-asian="normal" style:font-weight-asian="normal" style:font-style-complex="normal" style:font-weight-complex="normal"/>
    </style:style>
    <style:style style:name="T182" style:family="text">
      <style:text-properties fo:color="#000000" loext:opacity="100%" fo:language="en" fo:country="US" fo:font-style="normal" fo:font-weight="normal" officeooo:rsid="0257b4f6" fo:background-color="transparent" loext:char-shading-value="0" style:font-style-asian="normal" style:font-weight-asian="normal" style:font-style-complex="normal" style:font-weight-complex="normal"/>
    </style:style>
    <style:style style:name="T183" style:family="text">
      <style:text-properties fo:color="#000000" loext:opacity="100%" fo:language="en" fo:country="US" fo:font-style="normal" fo:font-weight="normal" officeooo:rsid="025d4326" fo:background-color="transparent" loext:char-shading-value="0" style:font-style-asian="normal" style:font-weight-asian="normal" style:font-style-complex="normal" style:font-weight-complex="normal"/>
    </style:style>
    <style:style style:name="T184" style:family="text">
      <style:text-properties fo:color="#000000" loext:opacity="100%" fo:language="en" fo:country="US" fo:font-style="normal" fo:font-weight="normal" officeooo:rsid="02620a69" fo:background-color="transparent" loext:char-shading-value="0" style:font-style-asian="normal" style:font-weight-asian="normal" style:font-style-complex="normal" style:font-weight-complex="normal"/>
    </style:style>
    <style:style style:name="T185" style:family="text">
      <style:text-properties fo:color="#000000" loext:opacity="100%" fo:language="en" fo:country="US" fo:font-style="normal" fo:font-weight="normal" officeooo:rsid="0264851d" fo:background-color="transparent" loext:char-shading-value="0" style:font-style-asian="normal" style:font-weight-asian="normal" style:font-style-complex="normal" style:font-weight-complex="normal"/>
    </style:style>
    <style:style style:name="T186" style:family="text">
      <style:text-properties fo:color="#000000" loext:opacity="100%" fo:language="en" fo:country="US" fo:font-style="normal" fo:font-weight="normal" officeooo:rsid="02665ed1" fo:background-color="transparent" loext:char-shading-value="0" style:font-style-asian="normal" style:font-weight-asian="normal" style:font-style-complex="normal" style:font-weight-complex="normal"/>
    </style:style>
    <style:style style:name="T187" style:family="text">
      <style:text-properties fo:color="#000000" loext:opacity="100%" fo:language="en" fo:country="US" fo:font-style="normal" fo:font-weight="normal" officeooo:rsid="022a5001" fo:background-color="transparent" loext:char-shading-value="0" style:font-style-asian="normal" style:font-weight-asian="normal" style:font-style-complex="normal" style:font-weight-complex="normal"/>
    </style:style>
    <style:style style:name="T188" style:family="text">
      <style:text-properties fo:color="#000000" loext:opacity="100%" fo:language="en" fo:country="US" fo:font-style="normal" fo:font-weight="normal" officeooo:rsid="021021c0" fo:background-color="transparent" loext:char-shading-value="0" style:font-style-asian="normal" style:font-weight-asian="normal" style:font-style-complex="normal" style:font-weight-complex="normal"/>
    </style:style>
    <style:style style:name="T189" style:family="text">
      <style:text-properties fo:color="#000000" loext:opacity="100%" fo:language="en" fo:country="US" fo:font-style="normal" fo:font-weight="normal" officeooo:rsid="02691999" fo:background-color="transparent" loext:char-shading-value="0" style:font-style-asian="normal" style:font-weight-asian="normal" style:font-style-complex="normal" style:font-weight-complex="normal"/>
    </style:style>
    <style:style style:name="T190" style:family="text">
      <style:text-properties fo:color="#000000" loext:opacity="100%" fo:language="en" fo:country="US" fo:font-style="normal" fo:font-weight="normal" officeooo:rsid="02470991" fo:background-color="#ffbf00" loext:char-shading-value="0" style:font-style-asian="normal" style:font-weight-asian="normal" style:font-style-complex="normal" style:font-weight-complex="normal"/>
    </style:style>
    <style:style style:name="T191" style:family="text">
      <style:text-properties fo:color="#000000" loext:opacity="100%" fo:language="en" fo:country="US" fo:font-style="normal" fo:font-weight="normal" officeooo:rsid="0248d403" fo:background-color="#ffd428" loext:char-shading-value="0" style:font-style-asian="normal" style:font-weight-asian="normal" style:font-style-complex="normal" style:font-weight-complex="normal"/>
    </style:style>
    <style:style style:name="T192" style:family="text">
      <style:text-properties fo:color="#000000" loext:opacity="100%" fo:language="en" fo:country="US" fo:font-style="normal" fo:font-weight="normal" officeooo:rsid="01ff0f74" fo:background-color="#ffd428" loext:char-shading-value="0" style:font-style-asian="normal" style:font-weight-asian="normal" style:font-style-complex="normal" style:font-weight-complex="normal"/>
    </style:style>
    <style:style style:name="T193" style:family="text">
      <style:text-properties fo:color="#000000" loext:opacity="100%" fo:language="en" fo:country="US" fo:font-style="normal" fo:font-weight="normal" officeooo:rsid="025afe50" fo:background-color="#ffd428" loext:char-shading-value="0" style:font-style-asian="normal" style:font-weight-asian="normal" style:font-style-complex="normal" style:font-weight-complex="normal"/>
    </style:style>
    <style:style style:name="T194" style:family="text">
      <style:text-properties fo:color="#000000" loext:opacity="100%" fo:language="en" fo:country="US" fo:font-style="normal" fo:font-weight="normal" officeooo:rsid="025974c4" fo:background-color="#ffd428" loext:char-shading-value="0" style:font-style-asian="normal" style:font-weight-asian="normal" style:font-style-complex="normal" style:font-weight-complex="normal"/>
    </style:style>
    <style:style style:name="T195" style:family="text">
      <style:text-properties fo:color="#000000" loext:opacity="100%" fo:language="en" fo:country="US" fo:font-style="normal" fo:font-weight="normal" officeooo:rsid="0257b4f6" fo:background-color="#ffd428" loext:char-shading-value="0" style:font-style-asian="normal" style:font-weight-asian="normal" style:font-style-complex="normal" style:font-weight-complex="normal"/>
    </style:style>
    <style:style style:name="T196" style:family="text">
      <style:text-properties fo:color="#000000" loext:opacity="100%" fo:language="en" fo:country="US" fo:font-style="normal" fo:font-weight="bold" style:font-style-asian="normal" style:font-weight-asian="bold" style:font-style-complex="normal" style:font-weight-complex="bold"/>
    </style:style>
    <style:style style:name="T197" style:family="text">
      <style:text-properties fo:color="#000000" loext:opacity="100%" fo:language="en" fo:country="US" fo:font-style="normal" fo:font-weight="bold" officeooo:rsid="01cc014e" style:font-style-asian="normal" style:font-weight-asian="bold" style:font-style-complex="normal" style:font-weight-complex="bold"/>
    </style:style>
    <style:style style:name="T198" style:family="text">
      <style:text-properties fo:color="#000000" loext:opacity="100%" fo:language="en" fo:country="US" fo:font-style="normal" fo:font-weight="bold" officeooo:rsid="01845664" style:font-style-asian="normal" style:font-weight-asian="bold" style:font-style-complex="normal" style:font-weight-complex="bold"/>
    </style:style>
    <style:style style:name="T199" style:family="text">
      <style:text-properties fo:color="#000000" loext:opacity="100%" fo:language="en" fo:country="US" fo:font-style="normal" fo:font-weight="bold" officeooo:rsid="018374c6" style:font-style-asian="normal" style:font-weight-asian="bold" style:font-style-complex="normal" style:font-weight-complex="bold"/>
    </style:style>
    <style:style style:name="T200" style:family="text">
      <style:text-properties fo:color="#000000" loext:opacity="100%" fo:language="en" fo:country="US" fo:font-style="normal" fo:font-weight="bold" officeooo:rsid="020f0535" fo:background-color="transparent" loext:char-shading-value="0" style:font-style-asian="normal" style:font-weight-asian="bold" style:font-style-complex="normal" style:font-weight-complex="bold"/>
    </style:style>
    <style:style style:name="T201" style:family="text">
      <style:text-properties fo:color="#000000" loext:opacity="100%" fo:language="en" fo:country="US" fo:font-style="normal" fo:font-weight="bold" officeooo:rsid="020ca247" fo:background-color="transparent" loext:char-shading-value="0" style:font-style-asian="normal" style:font-weight-asian="bold" style:font-style-complex="normal" style:font-weight-complex="bold"/>
    </style:style>
    <style:style style:name="T202" style:family="text">
      <style:text-properties fo:color="#000000" loext:opacity="100%" fo:language="en" fo:country="US" fo:font-style="normal" fo:font-weight="bold" officeooo:rsid="0259e192" fo:background-color="transparent" loext:char-shading-value="0" style:font-style-asian="normal" style:font-weight-asian="bold" style:font-style-complex="normal" style:font-weight-complex="bold"/>
    </style:style>
    <style:style style:name="T203" style:family="text">
      <style:text-properties fo:color="#000000" loext:opacity="100%" fo:language="en" fo:country="US" fo:font-style="normal" fo:font-weight="bold" officeooo:rsid="022716e0" fo:background-color="transparent" loext:char-shading-value="0" style:font-style-asian="normal" style:font-weight-asian="bold" style:font-style-complex="normal" style:font-weight-complex="bold"/>
    </style:style>
    <style:style style:name="T204" style:family="text">
      <style:text-properties fo:color="#000000" loext:opacity="100%" fo:language="en" fo:country="US" fo:font-style="normal" fo:font-weight="bold" officeooo:rsid="0255f3ca" fo:background-color="transparent" loext:char-shading-value="0" style:font-style-asian="normal" style:font-weight-asian="bold" style:font-style-complex="normal" style:font-weight-complex="bold"/>
    </style:style>
    <style:style style:name="T205" style:family="text">
      <style:text-properties fo:color="#000000" loext:opacity="100%" fo:language="en" fo:country="US" fo:font-style="normal" fo:font-weight="bold" officeooo:rsid="0264851d" fo:background-color="transparent" loext:char-shading-value="0" style:font-style-asian="normal" style:font-weight-asian="bold" style:font-style-complex="normal" style:font-weight-complex="bold"/>
    </style:style>
    <style:style style:name="T206" style:family="text">
      <style:text-properties fo:color="#000000" loext:opacity="100%" fo:language="en" fo:country="US" fo:font-style="normal" fo:font-weight="bold" officeooo:rsid="025d4326" fo:background-color="transparent" loext:char-shading-value="0" style:font-style-asian="normal" style:font-weight-asian="bold" style:font-style-complex="normal" style:font-weight-complex="bold"/>
    </style:style>
    <style:style style:name="T207" style:family="text">
      <style:text-properties fo:color="#000000" loext:opacity="100%" fo:language="en" fo:country="US" fo:font-style="normal" fo:font-weight="bold" officeooo:rsid="020f1d3c" fo:background-color="transparent" loext:char-shading-value="0" style:font-style-asian="normal" style:font-weight-asian="bold" style:font-style-complex="normal" style:font-weight-complex="bold"/>
    </style:style>
    <style:style style:name="T208" style:family="text">
      <style:text-properties fo:color="#000000" loext:opacity="100%" fo:language="en" fo:country="US" fo:font-style="normal" fo:font-weight="bold" officeooo:rsid="022a5001" fo:background-color="transparent" loext:char-shading-value="0" style:font-style-asian="normal" style:font-weight-asian="bold" style:font-style-complex="normal" style:font-weight-complex="bold"/>
    </style:style>
    <style:style style:name="T209" style:family="text">
      <style:text-properties fo:color="#000000" loext:opacity="100%" fo:language="en" fo:country="US" fo:font-style="normal" fo:font-weight="bold" officeooo:rsid="022a676d" fo:background-color="transparent" loext:char-shading-value="0" style:font-style-asian="normal" style:font-weight-asian="bold" style:font-style-complex="normal" style:font-weight-complex="bold"/>
    </style:style>
    <style:style style:name="T210" style:family="text">
      <style:text-properties fo:color="#000000" loext:opacity="100%" fo:language="en" fo:country="US" fo:font-style="normal" fo:font-weight="bold" officeooo:rsid="025abf28" fo:background-color="transparent" loext:char-shading-value="0" style:font-style-asian="normal" style:font-weight-asian="bold" style:font-style-complex="normal" style:font-weight-complex="bold"/>
    </style:style>
    <style:style style:name="T211" style:family="text">
      <style:text-properties fo:color="#000000" loext:opacity="100%" fo:language="en" fo:country="US" fo:font-style="normal" fo:font-weight="bold" officeooo:rsid="02691999" fo:background-color="transparent" loext:char-shading-value="0" style:font-style-asian="normal" style:font-weight-asian="bold" style:font-style-complex="normal" style:font-weight-complex="bold"/>
    </style:style>
    <style:style style:name="T212" style:family="text">
      <style:text-properties fo:color="#000000" loext:opacity="100%" fo:language="en" fo:country="US" fo:font-style="normal" fo:font-weight="bold" officeooo:rsid="0259e192" fo:background-color="#ffd428" loext:char-shading-value="0" style:font-style-asian="normal" style:font-weight-asian="bold" style:font-style-complex="normal" style:font-weight-complex="bold"/>
    </style:style>
    <style:style style:name="T213" style:family="text">
      <style:text-properties fo:color="#000000" loext:opacity="100%" fo:language="en" fo:country="US" fo:font-style="italic" fo:font-weight="normal" officeooo:rsid="01f713b6" fo:background-color="transparent" loext:char-shading-value="0" style:font-style-asian="italic" style:font-weight-asian="normal" style:font-style-complex="italic" style:font-weight-complex="normal"/>
    </style:style>
    <style:style style:name="T214" style:family="text">
      <style:text-properties fo:color="#000000" loext:opacity="100%" fo:language="en" fo:country="US" fo:font-style="italic" fo:font-weight="normal" officeooo:rsid="0243ed43" fo:background-color="transparent" loext:char-shading-value="0" style:font-style-asian="italic" style:font-weight-asian="normal" style:font-style-complex="italic" style:font-weight-complex="normal"/>
    </style:style>
    <style:style style:name="T215" style:family="text">
      <style:text-properties fo:color="#000000" loext:opacity="100%" fo:language="en" fo:country="US" fo:font-style="italic" fo:font-weight="normal" officeooo:rsid="024527a6" fo:background-color="transparent" loext:char-shading-value="0" style:font-style-asian="italic" style:font-weight-asian="normal" style:font-style-complex="italic" style:font-weight-complex="normal"/>
    </style:style>
    <style:style style:name="T216" style:family="text">
      <style:text-properties fo:color="#000000" loext:opacity="100%" fo:language="en" fo:country="US" fo:font-style="italic" fo:font-weight="normal" officeooo:rsid="02470991" fo:background-color="#ffbf00" loext:char-shading-value="0" style:font-style-asian="italic" style:font-weight-asian="normal" style:font-style-complex="italic" style:font-weight-complex="normal"/>
    </style:style>
    <style:style style:name="T217" style:family="text">
      <style:text-properties officeooo:rsid="0219f95e"/>
    </style:style>
    <style:style style:name="T218" style:family="text">
      <style:text-properties officeooo:rsid="022011b9"/>
    </style:style>
    <style:style style:name="T219" style:family="text">
      <style:text-properties officeooo:rsid="023ac7aa"/>
    </style:style>
    <style:style style:name="T220" style:family="text">
      <style:text-properties officeooo:rsid="023cef21"/>
    </style:style>
    <style:style style:name="T221" style:family="text">
      <style:text-properties officeooo:rsid="023cf297"/>
    </style:style>
    <style:style style:name="T222" style:family="text">
      <style:text-properties officeooo:rsid="02409f11"/>
    </style:style>
    <style:style style:name="T223" style:family="text">
      <style:text-properties officeooo:rsid="0240da9f"/>
    </style:style>
    <style:style style:name="T224" style:family="text">
      <style:text-properties officeooo:rsid="02424a10"/>
    </style:style>
    <style:style style:name="T225" style:family="text">
      <style:text-properties officeooo:rsid="024fadaa" fo:background-color="#ffd428" loext:char-shading-value="0"/>
    </style:style>
    <style:style style:name="T226" style:family="text">
      <style:text-properties officeooo:rsid="021cc5eb"/>
    </style:style>
    <style:style style:name="T227" style:family="text">
      <style:text-properties officeooo:rsid="024fadaa"/>
    </style:style>
    <style:style style:name="T228" style:family="text">
      <style:text-properties officeooo:rsid="0250a825"/>
    </style:style>
    <style:style style:name="T229" style:family="text">
      <style:text-properties officeooo:rsid="025eb49f"/>
    </style:style>
    <style:style style:name="T230" style:family="text">
      <style:text-properties officeooo:rsid="0267aabe"/>
    </style:style>
    <style:style style:name="T231" style:family="text">
      <style:text-properties officeooo:rsid="02691999"/>
    </style:style>
    <style:style style:name="T232" style:family="text">
      <style:text-properties officeooo:rsid="026a9c0d"/>
    </style:style>
    <style:style style:name="T23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Summary of the results</text:p>
      <text:h text:style-name="P62" text:outline-level="2">Abstract</text:h>
      <text:p text:style-name="P54"><text:span text:style-name="T110">We look at how insects, their predators and pathogenic fungi affect plant communities at pioneering stages of secondary succession. We focus on three groups of plant community responses: at the level of the whole community (biomass, richness, diversity and density of woody plants), species responses, and trait-based responses. This is made to disentangle species-based and trait-based responses and to investigate whether we can expect that predictability of succession changes with elevation. </text:span><text:span text:style-name="T111">Lack of one of the three biotic factors (focal predators, pathogenic fungi, insects) will almost always result in a random community structure of woody plants. Something that may sound familiar if we let between-species competition to govern the dominance structure.</text:span></text:p>
      <text:p text:style-name="P9">We found increasing strength of top-down effects with elevation. There effects are then modified by an increase in species richness at the mid-elevation. There is an interaction there.</text:p>
      <text:h text:style-name="Heading_20_2" text:outline-level="2"><text:span text:style-name="T76">L</text:span><text:span text:style-name="T75">RR of various indices</text:span></text:h>
      <text:p text:style-name="P51"><text:span text:style-name="T76">L</text:span><text:span text:style-name="T92">ow elevation is Wanang (200 m a.s.l.), Mid-elevation is Numba (700 m a.s.l.) , and High elevation is Yawan (1900 m a.s.l.). We refer to the sites as Low, Mid- and High elevation throughout the text.</text:span></text:p>
      <text:p text:style-name="P48"><text:span text:style-name="T76">P</text:span><text:span text:style-name="T77">ositive </text:span><text:span text:style-name="T78">effect </text:span><text:span text:style-name="T76">of pathogenic fungi </text:span><text:span text:style-name="T78">on </text:span><text:span text:style-name="T79">LRR </text:span><text:span text:style-name="T76">on</text:span><text:span text:style-name="T79"> </text:span><text:span text:style-name="T78">richness </text:span><text:span text:style-name="T76">was found </text:span><text:span text:style-name="T79">a</text:span><text:span text:style-name="T169">t </text:span><text:span text:style-name="T170">low</text:span><text:span text:style-name="T169"> and </text:span><text:span text:style-name="T170">high elevations</text:span><text:span text:style-name="T169"> (</text:span><text:span text:style-name="T80">Fig. 1) </text:span><text:span text:style-name="T76">and on density at </text:span><text:span text:style-name="T92">low elevation</text:span><text:span text:style-name="T78">. </text:span><text:span text:style-name="T81">At </text:span><text:span text:style-name="T92">high elevation</text:span><text:span text:style-name="T82"> variance</text:span><text:span text:style-name="T76"> increased significantly </text:span><text:span text:style-name="T82">(</text:span><text:span text:style-name="T146">Levene’s test; P = </text:span><text:span text:style-name="T147">0.035</text:span><text:span text:style-name="T82">)</text:span><text:span text:style-name="T81">. </text:span></text:p>
      <text:p text:style-name="P49"><text:span text:style-name="T83">I</text:span><text:span text:style-name="T78">nsec</text:span><text:span text:style-name="T82">ts</text:span><text:span text:style-name="T81"> reduced biomass </text:span><text:span text:style-name="T84">only </text:span><text:span text:style-name="T81">at </text:span><text:span text:style-name="T92">the mid-elevation</text:span><text:span text:style-name="T90">,</text:span><text:span text:style-name="T85"> increase</text:span><text:span text:style-name="T90">d</text:span><text:span text:style-name="T85"> diversity </text:span><text:span text:style-name="T90">at </text:span><text:span text:style-name="T92">high</text:span><text:span text:style-name="T90"> </text:span><text:span text:style-name="T85">and richness </text:span><text:span text:style-name="T90">at </text:span><text:span text:style-name="T92">low elevation.</text:span><text:span text:style-name="T90"> </text:span></text:p>
      <text:p text:style-name="P50"><text:soft-page-break/><text:span text:style-name="T85">P</text:span><text:span text:style-name="T78">redator removal </text:span><text:span text:style-name="T83">caused increase in diversity </text:span><text:span text:style-name="T86">and richness </text:span><text:span text:style-name="T87">only </text:span><text:span text:style-name="T86">at </text:span><text:span text:style-name="T92">high elevation.</text:span><text:span text:style-name="T88"> </text:span></text:p>
      <text:p text:style-name="P50"><text:span text:style-name="T91">Increase in generalist </text:span><text:span text:style-name="T89">herbivore </text:span><text:span text:style-name="T91">abundance</text:span><text:span text:style-name="T89"> reduced biomass and woody plant density at </text:span><text:span text:style-name="T92">low</text:span><text:span text:style-name="T89"> elevation </text:span><text:span text:style-name="T86">and richness at low and high elevations</text:span><text:span text:style-name="T89">.</text:span></text:p>
      <text:h text:style-name="Heading_20_2" text:outline-level="2"><text:span text:style-name="T18">L</text:span><text:span text:style-name="T16">RR correlations</text:span></text:h>
      <text:p text:style-name="P44"><text:span text:style-name="T126">We studied correlations between the effects of fungi and insects on vegetation to explore possibilities of compensation, and to understand impacts insects. For a</text:span><text:span text:style-name="T127"> compensatory effect there should be no correlation </text:span><text:span text:style-name="T126">between two treatments </text:span><text:span text:style-name="T127">(because when we remove one factor the other takes over and equalize the effect). </text:span><text:span text:style-name="T126">Therefore any type of </text:span><text:span text:style-name="T127">correlation </text:span><text:span text:style-name="T153">rules out compensation</text:span><text:span text:style-name="T127">. </text:span><text:span text:style-name="T126">Further, a </text:span><text:span text:style-name="T128">positive correlation </text:span><text:span text:style-name="T126">would</text:span><text:span text:style-name="T128"> suggest bottom-up control </text:span><text:span text:style-name="T126">[would it???].</text:span></text:p>
      <text:p text:style-name="P23"/>
      <text:p text:style-name="P45"><text:span text:style-name="T128">I</text:span><text:span text:style-name="T129">n high elevation whenever there is a positive effect of additional herbivores we can expect to observe more negative effect of insects in general. </text:span><text:span text:style-name="T130">This means that </text:span><text:span text:style-name="T154">if a community can be strongly negatively affected by insects, then the addition of insect would result in weaker or positive effects of additional generalist herbivores</text:span><text:span text:style-name="T130"> (and no predators, because sites were protected from intensified predator activity with nets). </text:span></text:p>
      <text:p text:style-name="P24"/>
      <text:p text:style-name="P45"><text:span text:style-name="T130">It can indicate some sort of interference </text:span><text:span text:style-name="T131">with the action of</text:span><text:span text:style-name="T130"> the original insect community. When addition results in negative effects, </text:span><text:span text:style-name="T131">i.e., reduction of biomass</text:span><text:span text:style-name="T130">, </text:span><text:span text:style-name="T131">density,</text:span><text:span text:style-name="T130"> diversity but not richness, </text:span><text:span text:style-name="T131">t</text:span><text:span text:style-name="T130">he natural insect community would promote increase in all of these community characteristics. </text:span><text:span text:style-name="T131">What exactly happened after addition can however only be speculated. Assuming weak effects of predators. Too many unknowns remain to answer this question. Bottom-up control should not result in any sort of correlation. If community is saturated with herbivores (Konno) then addition </text:span><text:span text:style-name="T138">ma</text:span><text:span text:style-name="T131">y have negative results.</text:span></text:p>
      <text:p text:style-name="P24"><text:soft-page-break/></text:p>
      <text:p text:style-name="P25">Specialists can cause increase in richness. But this is not the case here. It may suggest that there is a hump-shaped relationship between the abundance of insects (rather not the diversity because we are not increasing it too much) and their effect on community characteristics. At some specific level we would have a positive effect and further we would get a negative one. <text:span text:style-name="T221">WHY IS THAT? HOW IT CAN BE EXPLAINED???</text:span></text:p>
      <text:p text:style-name="P43"><text:span text:style-name="T132">G</text:span><text:span text:style-name="T117">eneralists are worse in consuming </text:span><text:span text:style-name="T133">any individual </text:span><text:span text:style-name="T117">plant biomass, therefore they may have positive effects on plants, when natural insect communities have negative effects. </text:span><text:span text:style-name="T134">It is possible that addition of herbivores cause som disruption in the functioning of the insect community effect on vegetation.</text:span></text:p>
      <text:p text:style-name="P44"><text:span text:style-name="T132">There were no correlation between factors’ effects on vegetation at the low elevation. </text:span><text:span text:style-name="T135">Herbivore </text:span><text:span text:style-name="T136">addition</text:span><text:span text:style-name="T135"> and removal were </text:span><text:span text:style-name="T137">not </text:span><text:span text:style-name="T135">correlated as expected </text:span><text:span text:style-name="T137">by the strong bottom-up control.</text:span></text:p>
      <text:p text:style-name="P7"/>
      <text:p text:style-name="P7">Simulation showed that it cannot be simply an effect of the effect-abundance relationship between <text:span text:style-name="T219">abundance of insects and their effect (quadratic and linear function result in positive relationship</text:span><text:span text:style-name="T224">)</text:span><text:span text:style-name="T219">.</text:span></text:p>
      <text:p text:style-name="P8"/>
      <text:p text:style-name="P8">Top-down effects of predators and their positive correlation with insect effects can be explained well by the bottom-up control of insects by plants. It was also assumed in the above simulation<text:span text:style-name="T220">s. Empirically we do not observe any correlation between insect abundance and strength of the effect (lrr_simualtions.R at the end). </text:span><text:span text:style-name="T222">There is also no correlation between richness of a community and its LRR for any of the treatmen</text:span><text:span text:style-name="T223">t</text:span><text:span text:style-name="T222">s </text:span><text:span text:style-name="T224">(lrr_simulations.R)</text:span><text:span text:style-name="T222">.</text:span></text:p>
      <text:p text:style-name="P21"/>
      <text:h text:style-name="P63" text:outline-level="2"><text:soft-page-break/><text:span text:style-name="T73">C</text:span><text:span text:style-name="T7">ommunity composition</text:span></text:h>
      <text:p text:style-name="P52"><text:span text:style-name="T82">A</text:span><text:span text:style-name="T94">t eac</text:span><text:span text:style-name="T95">h</text:span><text:span text:style-name="T94"> elevation </text:span><text:span text:style-name="T148">insect</text:span><text:span text:style-name="T149"> exclusion significantly affected the community composition </text:span><text:span text:style-name="T93">[</text:span><text:span text:style-name="T213">but only when all treatments were included, in pairwise comparisons, i.e., C vs I the composition was not changed significantly</text:span><text:span text:style-name="T93">]</text:span><text:span text:style-name="T95">.</text:span><text:span text:style-name="T94"> </text:span><text:span text:style-name="T149">F</text:span><text:span text:style-name="T148">ungicide treatment </text:span><text:span text:style-name="T94">significantly affected the </text:span><text:span text:style-name="T96">full </text:span><text:span text:style-name="T94">plant community composition</text:span><text:span text:style-name="T148"> </text:span><text:span text:style-name="T149">only at the highest elevation</text:span><text:span text:style-name="T95"> </text:span><text:span text:style-name="T97">(Fig, 3; Appendix I, </text:span><text:span text:style-name="T95">Tab. S1</text:span><text:span text:style-name="T97">). </text:span><text:span text:style-name="T98">Community is changed, but the follow up question should be: how exactly? </text:span><text:span text:style-name="T99">We see that in Wanang and Yawan insecticide treatment caused increase in biomass of </text:span><text:span text:style-name="T214">Pipturus</text:span><text:span text:style-name="T99"> </text:span><text:span text:style-name="T214">argenteum</text:span><text:span text:style-name="T99">. </text:span><text:span text:style-name="T214">Trema orientale</text:span><text:span text:style-name="T99"> increased in response to insect removal in Numba. Removal of fungi </text:span><text:span text:style-name="T100">increased </text:span><text:span text:style-name="T101">biomass</text:span><text:span text:style-name="T100"> of </text:span><text:span text:style-name="T215">Piper recessum</text:span><text:span text:style-name="T100"> and </text:span><text:span text:style-name="T215">Macaranga</text:span><text:span text:style-name="T100"> </text:span><text:span text:style-name="T215">strigosa</text:span><text:span text:style-name="T99">. </text:span><text:span text:style-name="T100">High variability (expressed, among others, by low variance explained by ordination) in species composition may however mask other important effects that act on the community assembly.</text:span></text:p>
      <text:h text:style-name="Heading_20_3" text:outline-level="3"><text:span text:style-name="T17">B</text:span><text:span text:style-name="T16">eta-</text:span><text:span text:style-name="T19">diversity </text:span><text:span text:style-name="T16">components</text:span></text:h>
      <text:p text:style-name="P41"><text:span text:style-name="T157">At the low elevation BC dissimilarity (variability in community composition between experimental block was high). Community changed mainly through species turnover. Gradient changes in abundance was only a small proportion of that. However insecticide treatment increased unpredictability even more mainly by increase in the gradient component </text:span><text:span text:style-name="T163">[</text:span><text:span text:style-name="T190">how that would work? Would that be related to deterministic unpredictability? Is this related to dominance of </text:span><text:span text:style-name="T216">Piptrus</text:span><text:span text:style-name="T190">?</text:span><text:span text:style-name="T163">].</text:span></text:p>
      <text:p text:style-name="P42"><text:span text:style-name="T162">A</text:span><text:span text:style-name="T163">t mid-elevation none of the treatment affected BC dissimilarity. However, insecticide, predator exclusion and herbivore addition all increase species turnover and reduced gradient component, except for herbivore addition. At the highest elevation dissimilarity was reduced by both herbivore addition and removal. This happened because species turnover was reduced greatly there and also at the predator exclusion plots. We see strong effects in mid and high elevation and the effects there have opposite directions. This further sheds light </text:span><text:span text:style-name="T165">on differences on community assembly </text:span><text:span text:style-name="T163">processes </text:span><text:soft-page-break/><text:span text:style-name="T165">during succession </text:span><text:span text:style-name="T163">at the mid elevation and somewhat similar </text:span><text:span text:style-name="T165">at </text:span><text:span text:style-name="T163">low and high elevation. </text:span><text:span text:style-name="T165">[</text:span><text:span text:style-name="T191">present a plausible hypotheses of what is going on there</text:span><text:span text:style-name="T165">].</text:span></text:p>
      <text:h text:style-name="Heading_20_3" text:outline-level="3"><text:span text:style-name="T139">E</text:span><text:span text:style-name="T117">levational trends (comparison of the components between elevations)</text:span></text:h>
      <text:p text:style-name="P46"><text:span text:style-name="T158">BC</text:span><text:span text:style-name="T159"> </text:span><text:span text:style-name="T160">dissimilar</text:span><text:span text:style-name="T159">ity</text:span><text:span text:style-name="T160"> at the control plots </text:span><text:span text:style-name="T159">was higher </text:span><text:span text:style-name="T160">in Wanang than in Numba </text:span><text:span text:style-name="T164">but similar to that in Yawan</text:span><text:span text:style-name="T160">. </text:span><text:span text:style-name="T166">1. </text:span><text:span text:style-name="T167">Baseline s</text:span><text:span text:style-name="T166">pecies turnover is highe</text:span><text:span text:style-name="T167">st</text:span><text:span text:style-name="T166"> in Wanang. Gradient changes are smaller in wanang than in Numba.</text:span></text:p>
      <text:p text:style-name="P47"><text:span text:style-name="T199">F</text:span><text:span text:style-name="T196">ungicide</text:span><text:span text:style-name="T157"> did not change the character of this relationships.</text:span></text:p>
      <text:p text:style-name="P46"><text:span text:style-name="T197">A</text:span><text:span text:style-name="T198">ddition of herbivores</text:span><text:span text:style-name="T159"> </text:span><text:span text:style-name="T161">created a</text:span><text:span text:style-name="T159"> monotonic decrease in dissimilarity with elevation (Fig. 4, </text:span><text:span text:style-name="T161">reduction of dissimilarity means higher predictability of the plant community</text:span><text:span text:style-name="T159">) </text:span><text:span text:style-name="T164">driven mainly by decreasing species turnover and increase in gradient component.</text:span><text:span text:style-name="T166"> </text:span><text:span text:style-name="T168">P</text:span><text:span text:style-name="T141">lots within the treatment were more similar to each other, </text:span><text:span text:style-name="T140">reduced </text:span><text:span text:style-name="T155">unpredictability</text:span><text:span text:style-name="T140"> </text:span><text:span text:style-name="T141">of succession.</text:span><text:span text:style-name="T140"> This means that </text:span><text:span text:style-name="T156">species turnover between sites was reduced by additional herbivorous insects at the highest elevation</text:span><text:span text:style-name="T141">. </text:span><text:span text:style-name="T142">However, in both of these sites balanced component was similar. It was high in W and did not change there.</text:span></text:p>
      <text:p text:style-name="P53"><text:span text:style-name="T150">Insect removal</text:span><text:span text:style-name="T102"> monotonically reduces </text:span><text:span text:style-name="T103">plant</text:span><text:span text:style-name="T102"> species turnover. </text:span><text:span text:style-name="T104">Insects most strongly affected the balanced component in Yawan. Surprisingly it is the same direction as with the herbivore addition [</text:span><text:span text:style-name="T144">what could have happened there?</text:span><text:span text:style-name="T104">]. </text:span><text:span text:style-name="T105">Insect </text:span><text:span text:style-name="T106">removal </text:span><text:span text:style-name="T105">significantly reduced the species turnover (balanced component) in </text:span><text:span text:style-name="T107">Y</text:span><text:span text:style-name="T105">awan, and increased it </text:span><text:span text:style-name="T107">in</text:span><text:span text:style-name="T105"> </text:span><text:span text:style-name="T107">N</text:span><text:span text:style-name="T105">umb</text:span><text:span text:style-name="T108">a. </text:span><text:span text:style-name="T106">This means that the presence of insects (opposite of what the treatment does) increases species turnover in Y and reduces species turnover in N. </text:span><text:span text:style-name="T103">Simultaneously it increase gradient component in Wanang and reduces it in Numba. </text:span><text:span text:style-name="T106">Interestingly in Yawan further increase of herbivore pressure </text:span><text:span text:style-name="T109">has the opposite effect again it brings it back to the previous level. Having additional herbivores has the same effect as not having insects at all in case of the balanced component. Predator treatmen is the same. In case of the gradient </text:span><text:soft-page-break/><text:span text:style-name="T109">component only removal of insects was able to change it as indicated above. And only in wanang and numba. </text:span></text:p>
      <text:p text:style-name="P22"><text:span text:style-name="T1">Top-predators</text:span> increase balanced <text:span text:style-name="T217">and gradient </text:span>component similar to insecticide <text:span text:style-name="T229">treatment</text:span> in Numba. <text:s/><text:span text:style-name="T217">Similarly to H and I it</text:span> reduces <text:span text:style-name="T217">balanced component</text:span> in Yawan. <text:span text:style-name="T217">But has no effect on BC dissimilarity. </text:span>In Numba also reduce gradient component but does not do that in Yawan. Balan<text:span text:style-name="T217">c</text:span>ed component is lowest in Yawan general BC dissimilarity is lowest in Yawan and gradient in Yawan is higher in Yawan than in Numba but similar to that in Wanang.</text:p>
      <text:h text:style-name="P65" text:outline-level="3">Species-based predictability</text:h>
      <text:p text:style-name="P26"><text:span text:style-name="T227">[</text:span><text:span text:style-name="T225">change the figure to show only one c and the rest of the treatment not to plot the control values so many times</text:span><text:span text:style-name="T227">] </text:span>Are changes more random or more deterministic for different treatments? <text:span text:style-name="T74">Raup-Crick: </text:span>(Combinig RDA with beta diversity components.). <text:span text:style-name="T226">At the highes</text:span><text:span text:style-name="T218">t</text:span><text:span text:style-name="T226"> studied elevation (Yawan) all treatment caused a shift from composition being </text:span><text:span text:style-name="T2">deterministically divergent</text:span><text:span text:style-name="T226"> (predictably unpredictable to random – </text:span><text:span text:style-name="T227">also because of high balance component we see that the species turnover between sites is high, but all treatments (all removals) caused significant reduction of divergent expectations. Communitites became more similar, but their rank-abundance seems to vary randomly (or at least is determined by something that we did not take into account))</text:span><text:span text:style-name="T226">. Similar shift, but weaker in cases of insecticide and fungicide was observed for Wanang. </text:span></text:p>
      <text:p text:style-name="P26"><text:span text:style-name="T228">In Numba we see that communities lean more towards being more deterministic. All treatments <text:s/>push them into random.</text:span><text:span text:style-name="T226"> </text:span><text:span text:style-name="T228">One striking conclusion from bringing all these results together is that of biotic factors will result almost always in random community structure. Something that may sound familiar if we let between-species competition to govern the dominance structure.</text:span></text:p>
      <text:p text:style-name="P15"/>
      <text:p text:style-name="P17"><text:span text:style-name="T1">Making sense out of the above</text:span><text:span text:style-name="T3">: </text:span></text:p>
      <text:p text:style-name="P17"><text:soft-page-break/><text:span text:style-name="T3">1. </text:span><text:span text:style-name="T1">Fungi</text:span><text:span text:style-name="T3"> affected community composition only in Yawan. </text:span><text:span text:style-name="T4">Presumably</text:span><text:span text:style-name="T3"> fungi increase the species richness, without affecting any other characteristics of the community </text:span><text:span text:style-name="T4">(beta-diversity components)</text:span><text:span text:style-name="T3">. Whereas in Wanang despite having effect on richness and density the effects on the community composition was not visible possibly because of high baseline dissimilarity </text:span><text:span text:style-name="T5">(variability in community composition)</text:span><text:span text:style-name="T3"> between sites.</text:span></text:p>
      <text:p text:style-name="P40"><text:span text:style-name="T118">2. </text:span><text:span text:style-name="T152">Insect herbivores</text:span><text:span text:style-name="T118"> (P, I, H combined</text:span><text:span text:style-name="T119">)</text:span><text:span text:style-name="T118"> </text:span><text:span text:style-name="T120">can suppress plants in communities </text:span><text:span text:style-name="T119">with low variability in species composition, </text:span><text:span text:style-name="T120">which allows for new speci</text:span><text:span text:style-name="T119">e</text:span><text:span text:style-name="T120">s to establish. </text:span><text:span text:style-name="T119">Moreover, insects</text:span><text:span text:style-name="T120"> reduce dissimilarity for highly variable communities. </text:span><text:span text:style-name="T121">Exclusion of top predators had the same effect as insect exclusion on species turnover in Numba and Yawan. This </text:span><text:span text:style-name="T122">surprising result </text:span><text:span text:style-name="T121">may be caused by intensified predation by invertebrate predators, which could </text:span><text:span text:style-name="T122">further suppress</text:span><text:span text:style-name="T121"> herbivorous insects. </text:span><text:span text:style-name="T123">Surprisingly</text:span><text:span text:style-name="T121"> enough addition of generalist herbivores had the same effect. If the effects of insects are mainly caused by specialists, then generalists interfering with their feeding </text:span><text:span text:style-name="T123">could</text:span><text:span text:style-name="T121"> have the same results. </text:span><text:span text:style-name="T124">But the effects can be more sublte thant those of herbivo</text:span><text:span text:style-name="T125">r</text:span><text:span text:style-name="T124">e removal.</text:span></text:p>
      <text:h text:style-name="P64" text:outline-level="2">Trait-based predictability</text:h>
      <text:h text:style-name="P65" text:outline-level="3">Can we predict what are the species that were lost gained or stayed at the plot?</text:h>
      <text:p text:style-name="P33"><text:span text:style-name="T20">First lets see how well we can predict to which transition class (lost, gained, stayed) each species get. We performed a </text:span><text:span text:style-name="T15">random forest classification</text:span><text:span text:style-name="T20"> [</text:span><text:span text:style-name="T22">print the confusion matrix</text:span><text:span text:style-name="T20">]. We can with pretty high confidence predict which species will not be present in the treatment plot based on their biomass (measured here in many different ways: stem density, estimated leaf area, total above ground biomass). Surprisingly water content seem to be better </text:span><text:span text:style-name="T21">predictor</text:span><text:span text:style-name="T20"> of a species success than SLA. </text:span></text:p>
      <text:p text:style-name="P16"><text:soft-page-break/></text:p>
      <text:p text:style-name="P55"><text:span text:style-name="T151">Regression tree</text:span><text:span text:style-name="T113"> allows us to identify </text:span><text:span text:style-name="T112">which values of species characteristics resulted in </text:span><text:span text:style-name="T116">classification</text:span><text:span text:style-name="T112"> into one of the three transition classes:</text:span></text:p>
      <text:p text:style-name="P55"><text:span text:style-name="T112">- </text:span><text:span text:style-name="T113">Total biomass below 1.49182 </text:span><text:span text:style-name="T114">kg ,</text:span></text:p>
      <text:p text:style-name="P55"><text:span text:style-name="T114">- sla smaller….Species gained at the insecticide treated plots had low water content, sla lower than 3. </text:span><text:span text:style-name="T115">[Based on the random forest and decision tree analysis]</text:span></text:p>
      <text:p text:style-name="P55"><text:span text:style-name="T116">In general small plants (possibly </text:span><text:span text:style-name="T114">plants that were in poor condition, </text:span><text:span text:style-name="T116">or slow growing newcomers [</text:span><text:span text:style-name="T145">check SLA vs transition class – is SLA lower in gained/lost?</text:span><text:span text:style-name="T116">]</text:span><text:span text:style-name="T114">. </text:span></text:p>
      <text:p text:style-name="Standard"><text:span text:style-name="T115">[</text:span><text:span text:style-name="T143">repeat random forest and regression trees for th eother treatments</text:span><text:span text:style-name="T75">]</text:span></text:p>
      <text:p text:style-name="P57"/>
      <text:p text:style-name="P57">Multinomial logi<text:span text:style-name="T229">s</text:span>ti<text:span text:style-name="T229">c</text:span> <text:span text:style-name="T229">re</text:span>gression. <text:span text:style-name="T6">[do the analyses to aid interpretation of the above regression trees and random forest]</text:span></text:p>
      <text:p text:style-name="P57"/>
      <text:h text:style-name="Heading_20_3" text:outline-level="3"><text:span text:style-name="T43">I</text:span><text:span text:style-name="T23">ndividual species performance</text:span></text:h>
      <text:p text:style-name="P56"><text:span text:style-name="T171">S</text:span><text:span text:style-name="T172">L</text:span><text:span text:style-name="T173">A</text:span><text:span text:style-name="T171"> doesn’t predict RDA position along C → I axis. Community composition change may be independent of SLA. </text:span><text:span text:style-name="T174">[</text:span><text:span text:style-name="T192">key indicator of functionally important aspects of </text:span><text:a xlink:type="simple" xlink:href="https://www.sciencedirect.com/topics/agricultural-and-biological-sciences/photosynthetic-capacity" text:style-name="Internet_20_link" text:visited-style-name="Visited_20_Internet_20_Link">photosynthetic capacity</text:a><text:span text:style-name="T192">, and is positively correlated with ecosystem productivity (</text:span><text:a xlink:type="simple" xlink:href="https://www.sciencedirect.com/science/article/pii/S2351989421005217#bib32" office:name="bbib32" text:style-name="Internet_20_link" text:visited-style-name="Visited_20_Internet_20_Link">White et al., 2000</text:a><text:span text:style-name="T192">, </text:span><text:a xlink:type="simple" xlink:href="https://www.sciencedirect.com/science/article/pii/S2351989421005217#bib22" office:name="bbib22" text:style-name="Internet_20_link" text:visited-style-name="Visited_20_Internet_20_Link">Madani et al., 2017</text:a><text:span text:style-name="T192">, </text:span><text:a xlink:type="simple" xlink:href="https://www.sciencedirect.com/science/article/pii/S2351989421005217#bib1" office:name="bbib1" text:style-name="Internet_20_link" text:visited-style-name="Visited_20_Internet_20_Link">Anderson et al., 2020</text:a><text:span text:style-name="T192">). </text:span><text:span text:style-name="T193">R</text:span><text:span text:style-name="T50">eflects the abilities of light capture and adaption to environments of plants</text:span><text:span text:style-name="T43"> </text:span><text:reference-mark-start text:name="ZOTERO_ITEM CSL_CITATION {&quot;citationID&quot;:&quot;7vZPO5vA&quot;,&quot;properties&quot;:{&quot;formattedCitation&quot;:&quot;(Gao, Wang, and Zhang 2022)&quot;,&quot;plainCitation&quot;:&quot;(Gao, Wang, and Zhang 2022)&quot;,&quot;noteIndex&quot;:0},&quot;citationItems&quot;:[{&quot;id&quot;:2406,&quot;uris&quot;:[&quot;http://zotero.org/users/1954708/items/QXXGU9IC&quot;],&quot;itemData&quot;:{&quot;id&quot;:2406,&quot;type&quot;:&quot;article-journal&quot;,&quot;abstract&quot;:&quot;Specific leaf area (SLA), an important functional trait, reflects the abilities of light capture and adaption to environments of plants. Earlier spatiotemporal changes in SLA at the species level have been widely studied. However, changes at the community level, especially those associated with species abundance and coverage, remain poorly being understood. Using the community data of SLA, which based on field measured and literature, for 2104 plots from 212 forests and grasslands in China between 2007 and 2019, we found that (1) Both CWM SLA (Community-weighted mean SLA) and CNM SLA (Community-not weighted mean SLA) in western China was significantly lower than those in eastern China; (2) Spatial patterns of CWM SLA in different landscapes were significantly different CNM SLA; (3) Both CWM and CNM SLAs of herbaceous plants was significantly higher than those of trees in natural and planted forests, and CNM SLA of trees in planted forests is significantly higher than that in natural forests; (4) Both CWM and CNM SLA of trees in natural and planted forest significantly increase with forest age aging. Our results provided the evidence that climate and stand-driven changes strengthen differences in SLA among the species from different communities, which have important insights into species competition and coexistence in forest ecosystems.&quot;,&quot;container-title&quot;:&quot;Global Ecology and Conservation&quot;,&quot;DOI&quot;:&quot;10.1016/j.gecco.2021.e01971&quot;,&quot;ISSN&quot;:&quot;2351-9894&quot;,&quot;journalAbbreviation&quot;:&quot;Global Ecology and Conservation&quot;,&quot;language&quot;:&quot;en&quot;,&quot;page&quot;:&quot;e01971&quot;,&quot;source&quot;:&quot;ScienceDirect&quot;,&quot;title&quot;:&quot;Patterns and drivers of community specific leaf area in China&quot;,&quot;volume&quot;:&quot;33&quot;,&quot;author&quot;:[{&quot;family&quot;:&quot;Gao&quot;,&quot;given&quot;:&quot;Jie&quot;},{&quot;family&quot;:&quot;Wang&quot;,&quot;given&quot;:&quot;Keqing&quot;},{&quot;family&quot;:&quot;Zhang&quot;,&quot;given&quot;:&quot;Xing&quot;}],&quot;issued&quot;:{&quot;date-parts&quot;:[[&quot;2022&quot;,1,1]]}}}],&quot;schema&quot;:&quot;https://github.com/citation-style-language/schema/raw/master/csl-citation.json&quot;} RNDFeFDNJp03M"/><text:span text:style-name="T43">(Gao, Wang, and Zhang 2022)</text:span><text:span text:style-name="T46">]</text:span><text:reference-mark-end text:name="ZOTERO_ITEM CSL_CITATION {&quot;citationID&quot;:&quot;7vZPO5vA&quot;,&quot;properties&quot;:{&quot;formattedCitation&quot;:&quot;(Gao, Wang, and Zhang 2022)&quot;,&quot;plainCitation&quot;:&quot;(Gao, Wang, and Zhang 2022)&quot;,&quot;noteIndex&quot;:0},&quot;citationItems&quot;:[{&quot;id&quot;:2406,&quot;uris&quot;:[&quot;http://zotero.org/users/1954708/items/QXXGU9IC&quot;],&quot;itemData&quot;:{&quot;id&quot;:2406,&quot;type&quot;:&quot;article-journal&quot;,&quot;abstract&quot;:&quot;Specific leaf area (SLA), an important functional trait, reflects the abilities of light capture and adaption to environments of plants. Earlier spatiotemporal changes in SLA at the species level have been widely studied. However, changes at the community level, especially those associated with species abundance and coverage, remain poorly being understood. Using the community data of SLA, which based on field measured and literature, for 2104 plots from 212 forests and grasslands in China between 2007 and 2019, we found that (1) Both CWM SLA (Community-weighted mean SLA) and CNM SLA (Community-not weighted mean SLA) in western China was significantly lower than those in eastern China; (2) Spatial patterns of CWM SLA in different landscapes were significantly different CNM SLA; (3) Both CWM and CNM SLAs of herbaceous plants was significantly higher than those of trees in natural and planted forests, and CNM SLA of trees in planted forests is significantly higher than that in natural forests; (4) Both CWM and CNM SLA of trees in natural and planted forest significantly increase with forest age aging. Our results provided the evidence that climate and stand-driven changes strengthen differences in SLA among the species from different communities, which have important insights into species competition and coexistence in forest ecosystems.&quot;,&quot;container-title&quot;:&quot;Global Ecology and Conservation&quot;,&quot;DOI&quot;:&quot;10.1016/j.gecco.2021.e01971&quot;,&quot;ISSN&quot;:&quot;2351-9894&quot;,&quot;journalAbbreviation&quot;:&quot;Global Ecology and Conservation&quot;,&quot;language&quot;:&quot;en&quot;,&quot;page&quot;:&quot;e01971&quot;,&quot;source&quot;:&quot;ScienceDirect&quot;,&quot;title&quot;:&quot;Patterns and drivers of community specific leaf area in China&quot;,&quot;volume&quot;:&quot;33&quot;,&quot;author&quot;:[{&quot;family&quot;:&quot;Gao&quot;,&quot;given&quot;:&quot;Jie&quot;},{&quot;family&quot;:&quot;Wang&quot;,&quot;given&quot;:&quot;Keqing&quot;},{&quot;family&quot;:&quot;Zhang&quot;,&quot;given&quot;:&quot;Xing&quot;}],&quot;issued&quot;:{&quot;date-parts&quot;:[[&quot;2022&quot;,1,1]]}}}],&quot;schema&quot;:&quot;https://github.com/citation-style-language/schema/raw/master/csl-citation.json&quot;} RNDFeFDNJp03M"/></text:p>
      <text:p text:style-name="P39"><text:span text:style-name="T57">Our original idea was that </text:span><office:annotation office:name="__Annotation__1343_3891398151" loext:resolved="false"><dc:creator>Nieznany autor</dc:creator><dc:date>2022-06-06T09:59:56.946000000</dc:date><text:p text:style-name="P66"><text:span text:style-name="T233">How to test this idea? Only weak tests come to mind</text:span></text:p><text:p text:style-name="P66"><text:span text:style-name="T233">1) I could compare R2 values for nonlinear models fitted to BIOMASS~SLA relationship.</text:span></text:p></office:annotation><text:span text:style-name="T53">SLA </text:span><text:span text:style-name="T57">(approximation of a growth rate) </text:span><text:span text:style-name="T53">should become </text:span><text:span text:style-name="T57">a </text:span><text:span text:style-name="T53">better predictor of plant success </text:span><text:span text:style-name="T54">(fitness,</text:span><text:span text:style-name="T57"> measured as total biomass in a plot, </text:span><text:span text:style-name="T58">or positive change in biomass - deltaBio</text:span><text:span text:style-name="T54">) </text:span><text:span text:style-name="T53">with </text:span><text:span text:style-name="T55">elevation</text:span><office:annotation-end office:name="__Annotation__1343_3891398151"/><text:span text:style-name="T24">. </text:span></text:p>
      <text:p text:style-name="P10"><text:soft-page-break/>There can be many objections to this hypothesis but nevertheless it is worth to explore, but there should not be too much emphasis on it. </text:p>
      <text:p text:style-name="P34"><text:span text:style-name="T25">We </text:span><text:span text:style-name="T40">expect</text:span><text:span text:style-name="T25"> that </text:span><text:span text:style-name="T30">plants with </text:span><text:span text:style-name="T26">higher SLA </text:span><text:span text:style-name="T40">will be</text:span><text:span text:style-name="T30"> characterized by</text:span><text:span text:style-name="T26"> greater ability to dominate the community. </text:span><text:span text:style-name="T34">However there are a few contingent effects that make interpretation of this relationship problematic </text:span><text:span text:style-name="T44">[</text:span><text:span text:style-name="T48">look at the data for support of any of these</text:span><text:span text:style-name="T44">]</text:span><text:span text:style-name="T34">:</text:span></text:p>
      <text:p text:style-name="Standard"><text:span text:style-name="T173">1. SLA of a </text:span><text:span text:style-name="T174">given </text:span><text:span text:style-name="T173">species may depend on </text:span><text:span text:style-name="T184">richness of a</text:span><text:span text:style-name="T173"> </text:span><text:span text:style-name="T174">community in which </text:span><text:span text:style-name="T173">it resides </text:span><text:span text:style-name="T179">(ref)</text:span><text:span text:style-name="T173">. CWM and richness dependency points to that. </text:span><text:span text:style-name="T180">There may be two contrasting reasons for that (and all possibilities between). A</text:span><text:span text:style-name="T173">t </text:span><text:span text:style-name="T180">one point high species richness (due to intensified direct and indirect competition) may result in a change of a plant species SLA. However, at </text:span><text:span text:style-name="T173">the </text:span><text:span text:style-name="T181">species</text:span><text:span text:style-name="T173"> level </text:span><text:span text:style-name="T201">we do not see </text:span><text:span text:style-name="T203">a</text:span><text:span text:style-name="T201"> general</text:span><text:span text:style-name="T203">ly consisten</text:span><text:span text:style-name="T204">t</text:span><text:span text:style-name="T201"> change </text:span><text:span text:style-name="T203">of</text:span><text:span text:style-name="T201"> SLA in response to richness of the plot on which they reside</text:span><text:span text:style-name="T173"> </text:span><text:span text:style-name="T182">[</text:span><text:span text:style-name="T195">add plot to the summary</text:span><text:span text:style-name="T182">]. </text:span><text:span text:style-name="T205">Th</text:span><text:span text:style-name="T206">is is not a problem</text:span><text:span text:style-name="T183">. </text:span><text:span text:style-name="T185">These two variables are also not correlated [pair plot]. </text:span><text:span text:style-name="T183">Because we try to predict biomass, we should include richness to tease apart the effects of SLA and richness. Richness increases above and belowground biomass of plants </text:span><text:reference-mark-start text:name="ZOTERO_ITEM CSL_CITATION {&quot;citationID&quot;:&quot;iOWydItl&quot;,&quot;properties&quot;:{&quot;formattedCitation&quot;:&quot;(Mahaut et al. 2020)&quot;,&quot;plainCitation&quot;:&quot;(Mahaut et al. 2020)&quot;,&quot;noteIndex&quot;:0},&quot;citationItems&quot;:[{&quot;id&quot;:2413,&quot;uris&quot;:[&quot;http://zotero.org/users/1954708/items/GKRLXFK2&quot;],&quot;itemData&quot;:{&quot;id&quot;:2413,&quot;type&quot;:&quot;article-journal&quot;,&quot;abstract&quot;:&quot;Deciphering the mechanisms that drive variation in biomass production across plant communities of contrasting species composition and diversity is a main challenge of biodiversity–ecosystem functioning research. Niche complementarity and selection effect have been widely investigated to address biodiversity–productivity relationships. However, the overlooking of the specific role played by key species has limited so far our capacity to comprehensively assess the relative importance of other potential drivers of biodiversity effects. Here, we conducted a grassland diversity–productivity experiment to test how four potential facets of biodiversity effects, namely species richness, functional diversity, species identity and the relaxation of intraspecific competition, account for variations in above and root biomass production. We grew six plant species in monoculture, as well as in every combination of two, three and six species. Plant density was kept constant across the richness gradient but we additionally grew each species in half-density monoculture to estimate the strength of intraspecific competition for each studied species. We characterized eight functional traits, including root traits, related to nutrient and light acquisition and computed both the functional dissimilarity and the community-weighted mean (CWM) of each trait. We further partitioned above-ground biodiversity effect into complementarity and selection effects. We observed strong positive biodiversity effects on both above-ground and root biomass as well as strong positive complementarity effect. These arose largely from the presence of a particular species (Plantago lanceolata) and from CWM trait values more than from a higher functional dissimilarity in plant mixtures. P. lanceolata displayed the highest intraspecific competition, which was strongly relaxed in species mixtures. By contrast, the presence of Sanguisorba minor negatively affected the productivity of plant mixtures, this species suffering more from interspecific than intraspecific competition. This study provides strong evidences that the search for key species is critical to understand the role of species diversity on ecosystem functioning and demonstrates the major role that the balance between intraspecific and interspecific competition plays in biodiversity–ecosystem functioning relationships. Developing more integrative approaches in community and ecosystem ecology can offer opportunities to better understand the role that species diversity plays on ecosystem functioning. A free Plain Language Summary can be found within the Supporting Information of this article.&quot;,&quot;container-title&quot;:&quot;Functional Ecology&quot;,&quot;DOI&quot;:&quot;10.1111/1365-2435.13473&quot;,&quot;ISSN&quot;:&quot;1365-2435&quot;,&quot;issue&quot;:&quot;1&quot;,&quot;language&quot;:&quot;en&quot;,&quot;note&quot;:&quot;_eprint: https://onlinelibrary.wiley.com/doi/pdf/10.1111/1365-2435.13473&quot;,&quot;page&quot;:&quot;287-298&quot;,&quot;source&quot;:&quot;Wiley Online Library&quot;,&quot;title&quot;:&quot;Multiple facets of diversity effects on plant productivity: Species richness, functional diversity, species identity and intraspecific competition&quot;,&quot;title-short&quot;:&quot;Multiple facets of diversity effects on plant productivity&quot;,&quot;volume&quot;:&quot;34&quot;,&quot;author&quot;:[{&quot;family&quot;:&quot;Mahaut&quot;,&quot;given&quot;:&quot;Lucie&quot;},{&quot;family&quot;:&quot;Fort&quot;,&quot;given&quot;:&quot;Florian&quot;},{&quot;family&quot;:&quot;Violle&quot;,&quot;given&quot;:&quot;Cyrille&quot;},{&quot;family&quot;:&quot;Freschet&quot;,&quot;given&quot;:&quot;Grégoire T.&quot;}],&quot;issued&quot;:{&quot;date-parts&quot;:[[&quot;2020&quot;]]}}}],&quot;schema&quot;:&quot;https://github.com/citation-style-language/schema/raw/master/csl-citation.json&quot;} RNDb6pAoXoSEL"/><text:span text:style-name="T183">(Mahaut et al. 2020)</text:span><text:reference-mark-end text:name="ZOTERO_ITEM CSL_CITATION {&quot;citationID&quot;:&quot;iOWydItl&quot;,&quot;properties&quot;:{&quot;formattedCitation&quot;:&quot;(Mahaut et al. 2020)&quot;,&quot;plainCitation&quot;:&quot;(Mahaut et al. 2020)&quot;,&quot;noteIndex&quot;:0},&quot;citationItems&quot;:[{&quot;id&quot;:2413,&quot;uris&quot;:[&quot;http://zotero.org/users/1954708/items/GKRLXFK2&quot;],&quot;itemData&quot;:{&quot;id&quot;:2413,&quot;type&quot;:&quot;article-journal&quot;,&quot;abstract&quot;:&quot;Deciphering the mechanisms that drive variation in biomass production across plant communities of contrasting species composition and diversity is a main challenge of biodiversity–ecosystem functioning research. Niche complementarity and selection effect have been widely investigated to address biodiversity–productivity relationships. However, the overlooking of the specific role played by key species has limited so far our capacity to comprehensively assess the relative importance of other potential drivers of biodiversity effects. Here, we conducted a grassland diversity–productivity experiment to test how four potential facets of biodiversity effects, namely species richness, functional diversity, species identity and the relaxation of intraspecific competition, account for variations in above and root biomass production. We grew six plant species in monoculture, as well as in every combination of two, three and six species. Plant density was kept constant across the richness gradient but we additionally grew each species in half-density monoculture to estimate the strength of intraspecific competition for each studied species. We characterized eight functional traits, including root traits, related to nutrient and light acquisition and computed both the functional dissimilarity and the community-weighted mean (CWM) of each trait. We further partitioned above-ground biodiversity effect into complementarity and selection effects. We observed strong positive biodiversity effects on both above-ground and root biomass as well as strong positive complementarity effect. These arose largely from the presence of a particular species (Plantago lanceolata) and from CWM trait values more than from a higher functional dissimilarity in plant mixtures. P. lanceolata displayed the highest intraspecific competition, which was strongly relaxed in species mixtures. By contrast, the presence of Sanguisorba minor negatively affected the productivity of plant mixtures, this species suffering more from interspecific than intraspecific competition. This study provides strong evidences that the search for key species is critical to understand the role of species diversity on ecosystem functioning and demonstrates the major role that the balance between intraspecific and interspecific competition plays in biodiversity–ecosystem functioning relationships. Developing more integrative approaches in community and ecosystem ecology can offer opportunities to better understand the role that species diversity plays on ecosystem functioning. A free Plain Language Summary can be found within the Supporting Information of this article.&quot;,&quot;container-title&quot;:&quot;Functional Ecology&quot;,&quot;DOI&quot;:&quot;10.1111/1365-2435.13473&quot;,&quot;ISSN&quot;:&quot;1365-2435&quot;,&quot;issue&quot;:&quot;1&quot;,&quot;language&quot;:&quot;en&quot;,&quot;note&quot;:&quot;_eprint: https://onlinelibrary.wiley.com/doi/pdf/10.1111/1365-2435.13473&quot;,&quot;page&quot;:&quot;287-298&quot;,&quot;source&quot;:&quot;Wiley Online Library&quot;,&quot;title&quot;:&quot;Multiple facets of diversity effects on plant productivity: Species richness, functional diversity, species identity and intraspecific competition&quot;,&quot;title-short&quot;:&quot;Multiple facets of diversity effects on plant productivity&quot;,&quot;volume&quot;:&quot;34&quot;,&quot;author&quot;:[{&quot;family&quot;:&quot;Mahaut&quot;,&quot;given&quot;:&quot;Lucie&quot;},{&quot;family&quot;:&quot;Fort&quot;,&quot;given&quot;:&quot;Florian&quot;},{&quot;family&quot;:&quot;Violle&quot;,&quot;given&quot;:&quot;Cyrille&quot;},{&quot;family&quot;:&quot;Freschet&quot;,&quot;given&quot;:&quot;Grégoire T.&quot;}],&quot;issued&quot;:{&quot;date-parts&quot;:[[&quot;2020&quot;]]}}}],&quot;schema&quot;:&quot;https://github.com/citation-style-language/schema/raw/master/csl-citation.json&quot;} RNDb6pAoXoSEL"/><text:span text:style-name="T183">.</text:span></text:p>
      <text:p text:style-name="P58"><text:span text:style-name="T185">[CWM SLA ~ richness ]</text:span><text:span text:style-name="T175">Considering </text:span><text:span text:style-name="T173">lack of differences in the </text:span><text:span text:style-name="T176">community</text:span><text:span text:style-name="T173"> composition </text:span><text:span text:style-name="T175">t</text:span><text:span text:style-name="T173">his suggests that this </text:span><text:span text:style-name="T200">relationship</text:span><text:span text:style-name="T201"> is driven by dominance of high SLA plants at low richness plots</text:span><text:span text:style-name="T173"> rather than changes in SLA by the same dominants. </text:span><text:span text:style-name="T177">SLA seems to be more strongly affected by changes in sun radiation </text:span><text:reference-mark-start text:name="ZOTERO_ITEM CSL_CITATION {&quot;citationID&quot;:&quot;guLEOeCe&quot;,&quot;properties&quot;:{&quot;formattedCitation&quot;:&quot;(Rozendaal, Hurtado, and Poorter 2006; Liu et al. 2016)&quot;,&quot;plainCitation&quot;:&quot;(Rozendaal, Hurtado, and Poorter 2006; Liu et al. 2016)&quot;,&quot;noteIndex&quot;:0},&quot;citationItems&quot;:[{&quot;id&quot;:197,&quot;uris&quot;:[&quot;http://zotero.org/users/1954708/items/B6DZPAGI&quot;],&quot;itemData&quot;:{&quot;id&quot;:197,&quot;type&quot;:&quot;article-journal&quot;,&quot;abstract&quot;:&quot;Summary 1 The sun?shade acclimation and plasticity of 16 functional leaf traits of 38 tropical tree species were studied in relation to their light demand, maximum adult stature and ontogenetic changes in crown exposure. 2 Species differed significantly in all leaf traits, which explained a large part of the observed variation (average R2 = 0·72). Light had a significant effect on 12 traits and species showed a similar proportional response to light, indicating that the species ranking in trait performance is largely maintained in different light environments. 3 Specific leaf area, leaf nutrient content and chlorophyll : nitrogen ratio showed the largest plasticity to irradiance. These traits are important for maximizing growth in different light conditions because they are closely linked to the photosynthetic capacity and carbon balance of the plant. 4 Plasticity is generally thought to be greatest for pioneer species that occupy early successional habitats with a large variation in irradiance. This hypothesis was rejected because short-lived pioneers showed the lowest plasticity to irradiance. 5 An alternative hypothesis states that plasticity is largest for tall species that experience large ontogenetic changes in irradiance during their life cycle. Yet plasticity was barely related to adult stature or ontogenetic changes in crown exposure. Short-lived pioneers that experience consistently high light levels did have low plasticity, but shade-tolerant species that experience consistently low light levels had high plasticity. 6 Tropical rainforest species show a large variation in plasticity. Plasticity is a compromise between many factors and constraints, and all of these may explain the observed patterns to some extent.&quot;,&quot;container-title&quot;:&quot;Functional Ecology&quot;,&quot;DOI&quot;:&quot;10.1111/j.1365-2435.2006.01105.x&quot;,&quot;ISSN&quot;:&quot;0269-8463&quot;,&quot;issue&quot;:&quot;2&quot;,&quot;journalAbbreviation&quot;:&quot;Functional Ecology&quot;,&quot;page&quot;:&quot;207-216&quot;,&quot;source&quot;:&quot;besjournals.onlinelibrary.wiley.com (Atypon)&quot;,&quot;title&quot;:&quot;Plasticity in leaf traits of 38 tropical tree species in response to light; relationships with light demand and adult stature&quot;,&quot;volume&quot;:&quot;20&quot;,&quot;author&quot;:[{&quot;family&quot;:&quot;Rozendaal&quot;,&quot;given&quot;:&quot;D. M. A.&quot;},{&quot;family&quot;:&quot;Hurtado&quot;,&quot;given&quot;:&quot;V. H.&quot;},{&quot;family&quot;:&quot;Poorter&quot;,&quot;given&quot;:&quot;L.&quot;}],&quot;issued&quot;:{&quot;date-parts&quot;:[[&quot;2006&quot;,4,1]]}}},{&quot;id&quot;:2388,&quot;uris&quot;:[&quot;http://zotero.org/users/1954708/items/VMXBQ4F2&quot;],&quot;itemData&quot;:{&quot;id&quot;:2388,&quot;type&quot;:&quot;article-journal&quot;,&quot;abstract&quot;:&quot;Background and Aims It is frequently assumed that phenotypic plasticity can be very advantageous for plants, because it may increase environmental tolerance (fitness homeostasis). This should, however, only hold for plastic responses that are adaptive, i.e. increase fitness. Numerous studies have shown shade-induced increases in specific leaf area (SLA), and there is wide consensus that this plastic response optimizes light capture and thus has to be adaptive. However, it has rarely been tested whether this is really the case., Methods In order to identify whether SLA plasticity does contribute to the maintenance of high biomass of plant species under shaded conditions, a meta-analytical approach was employed. The data set included 280 species and 467 individual studies from 32 publications and two unpublished experiments., Key Results Plants increased their SLA by 55·4 % on average when shaded, while they decreased their biomass by 59·9 %. Species with a high SLA under high-light control conditions showed a significantly greater ability to maintain biomass production under shade overall. However, in contrast to the expectation of a positive relationship between SLA plasticity and maintenance of plant biomass, the results indicated that species with greater SLA plasticity were less able to maintain biomass under shade., Conclusions Although a high SLA per se contributes to biomass homeostasis, there was no evidence that plasticity in SLA contributes to this. Therefore, it is argued that some of the plastic changes that are frequently thought to be adaptive might simply reflect passive responses to the environment, or result as by-products of adaptive plastic responses in other traits.&quot;,&quot;container-title&quot;:&quot;Annals of Botany&quot;,&quot;DOI&quot;:&quot;10.1093/aob/mcw180&quot;,&quot;ISSN&quot;:&quot;0305-7364&quot;,&quot;issue&quot;:&quot;7&quot;,&quot;journalAbbreviation&quot;:&quot;Ann Bot&quot;,&quot;note&quot;:&quot;PMID: 27594648\nPMCID: PMC5155598&quot;,&quot;page&quot;:&quot;1329-1336&quot;,&quot;source&quot;:&quot;PubMed Central&quot;,&quot;title&quot;:&quot;Does greater specific leaf area plasticity help plants to maintain a high performance when shaded?&quot;,&quot;volume&quot;:&quot;118&quot;,&quot;author&quot;:[{&quot;family&quot;:&quot;Liu&quot;,&quot;given&quot;:&quot;Yanjie&quot;},{&quot;family&quot;:&quot;Dawson&quot;,&quot;given&quot;:&quot;Wayne&quot;},{&quot;family&quot;:&quot;Prati&quot;,&quot;given&quot;:&quot;Daniel&quot;},{&quot;family&quot;:&quot;Haeuser&quot;,&quot;given&quot;:&quot;Emily&quot;},{&quot;family&quot;:&quot;Feng&quot;,&quot;given&quot;:&quot;Yanhao&quot;},{&quot;family&quot;:&quot;Kleunen&quot;,&quot;given&quot;:&quot;Mark&quot;,&quot;non-dropping-particle&quot;:&quot;van&quot;}],&quot;issued&quot;:{&quot;date-parts&quot;:[[&quot;2016&quot;,12]]}}}],&quot;schema&quot;:&quot;https://github.com/citation-style-language/schema/raw/master/csl-citation.json&quot;} RND1bgH8PAk4r"/>(Rozendaal, Hurtado, and Poorter 2006; Liu et al. 2016)<text:reference-mark-end text:name="ZOTERO_ITEM CSL_CITATION {&quot;citationID&quot;:&quot;guLEOeCe&quot;,&quot;properties&quot;:{&quot;formattedCitation&quot;:&quot;(Rozendaal, Hurtado, and Poorter 2006; Liu et al. 2016)&quot;,&quot;plainCitation&quot;:&quot;(Rozendaal, Hurtado, and Poorter 2006; Liu et al. 2016)&quot;,&quot;noteIndex&quot;:0},&quot;citationItems&quot;:[{&quot;id&quot;:197,&quot;uris&quot;:[&quot;http://zotero.org/users/1954708/items/B6DZPAGI&quot;],&quot;itemData&quot;:{&quot;id&quot;:197,&quot;type&quot;:&quot;article-journal&quot;,&quot;abstract&quot;:&quot;Summary 1 The sun?shade acclimation and plasticity of 16 functional leaf traits of 38 tropical tree species were studied in relation to their light demand, maximum adult stature and ontogenetic changes in crown exposure. 2 Species differed significantly in all leaf traits, which explained a large part of the observed variation (average R2 = 0·72). Light had a significant effect on 12 traits and species showed a similar proportional response to light, indicating that the species ranking in trait performance is largely maintained in different light environments. 3 Specific leaf area, leaf nutrient content and chlorophyll : nitrogen ratio showed the largest plasticity to irradiance. These traits are important for maximizing growth in different light conditions because they are closely linked to the photosynthetic capacity and carbon balance of the plant. 4 Plasticity is generally thought to be greatest for pioneer species that occupy early successional habitats with a large variation in irradiance. This hypothesis was rejected because short-lived pioneers showed the lowest plasticity to irradiance. 5 An alternative hypothesis states that plasticity is largest for tall species that experience large ontogenetic changes in irradiance during their life cycle. Yet plasticity was barely related to adult stature or ontogenetic changes in crown exposure. Short-lived pioneers that experience consistently high light levels did have low plasticity, but shade-tolerant species that experience consistently low light levels had high plasticity. 6 Tropical rainforest species show a large variation in plasticity. Plasticity is a compromise between many factors and constraints, and all of these may explain the observed patterns to some extent.&quot;,&quot;container-title&quot;:&quot;Functional Ecology&quot;,&quot;DOI&quot;:&quot;10.1111/j.1365-2435.2006.01105.x&quot;,&quot;ISSN&quot;:&quot;0269-8463&quot;,&quot;issue&quot;:&quot;2&quot;,&quot;journalAbbreviation&quot;:&quot;Functional Ecology&quot;,&quot;page&quot;:&quot;207-216&quot;,&quot;source&quot;:&quot;besjournals.onlinelibrary.wiley.com (Atypon)&quot;,&quot;title&quot;:&quot;Plasticity in leaf traits of 38 tropical tree species in response to light; relationships with light demand and adult stature&quot;,&quot;volume&quot;:&quot;20&quot;,&quot;author&quot;:[{&quot;family&quot;:&quot;Rozendaal&quot;,&quot;given&quot;:&quot;D. M. A.&quot;},{&quot;family&quot;:&quot;Hurtado&quot;,&quot;given&quot;:&quot;V. H.&quot;},{&quot;family&quot;:&quot;Poorter&quot;,&quot;given&quot;:&quot;L.&quot;}],&quot;issued&quot;:{&quot;date-parts&quot;:[[&quot;2006&quot;,4,1]]}}},{&quot;id&quot;:2388,&quot;uris&quot;:[&quot;http://zotero.org/users/1954708/items/VMXBQ4F2&quot;],&quot;itemData&quot;:{&quot;id&quot;:2388,&quot;type&quot;:&quot;article-journal&quot;,&quot;abstract&quot;:&quot;Background and Aims It is frequently assumed that phenotypic plasticity can be very advantageous for plants, because it may increase environmental tolerance (fitness homeostasis). This should, however, only hold for plastic responses that are adaptive, i.e. increase fitness. Numerous studies have shown shade-induced increases in specific leaf area (SLA), and there is wide consensus that this plastic response optimizes light capture and thus has to be adaptive. However, it has rarely been tested whether this is really the case., Methods In order to identify whether SLA plasticity does contribute to the maintenance of high biomass of plant species under shaded conditions, a meta-analytical approach was employed. The data set included 280 species and 467 individual studies from 32 publications and two unpublished experiments., Key Results Plants increased their SLA by 55·4 % on average when shaded, while they decreased their biomass by 59·9 %. Species with a high SLA under high-light control conditions showed a significantly greater ability to maintain biomass production under shade overall. However, in contrast to the expectation of a positive relationship between SLA plasticity and maintenance of plant biomass, the results indicated that species with greater SLA plasticity were less able to maintain biomass under shade., Conclusions Although a high SLA per se contributes to biomass homeostasis, there was no evidence that plasticity in SLA contributes to this. Therefore, it is argued that some of the plastic changes that are frequently thought to be adaptive might simply reflect passive responses to the environment, or result as by-products of adaptive plastic responses in other traits.&quot;,&quot;container-title&quot;:&quot;Annals of Botany&quot;,&quot;DOI&quot;:&quot;10.1093/aob/mcw180&quot;,&quot;ISSN&quot;:&quot;0305-7364&quot;,&quot;issue&quot;:&quot;7&quot;,&quot;journalAbbreviation&quot;:&quot;Ann Bot&quot;,&quot;note&quot;:&quot;PMID: 27594648\nPMCID: PMC5155598&quot;,&quot;page&quot;:&quot;1329-1336&quot;,&quot;source&quot;:&quot;PubMed Central&quot;,&quot;title&quot;:&quot;Does greater specific leaf area plasticity help plants to maintain a high performance when shaded?&quot;,&quot;volume&quot;:&quot;118&quot;,&quot;author&quot;:[{&quot;family&quot;:&quot;Liu&quot;,&quot;given&quot;:&quot;Yanjie&quot;},{&quot;family&quot;:&quot;Dawson&quot;,&quot;given&quot;:&quot;Wayne&quot;},{&quot;family&quot;:&quot;Prati&quot;,&quot;given&quot;:&quot;Daniel&quot;},{&quot;family&quot;:&quot;Haeuser&quot;,&quot;given&quot;:&quot;Emily&quot;},{&quot;family&quot;:&quot;Feng&quot;,&quot;given&quot;:&quot;Yanhao&quot;},{&quot;family&quot;:&quot;Kleunen&quot;,&quot;given&quot;:&quot;Mark&quot;,&quot;non-dropping-particle&quot;:&quot;van&quot;}],&quot;issued&quot;:{&quot;date-parts&quot;:[[&quot;2016&quot;,12]]}}}],&quot;schema&quot;:&quot;https://github.com/citation-style-language/schema/raw/master/csl-citation.json&quot;} RND1bgH8PAk4r"/><text:span text:style-name="T173">. </text:span></text:p>
      <text:p text:style-name="P58"><text:span text:style-name="T186">[??? should this be here ???] </text:span><text:span text:style-name="T177">T</text:span><text:span text:style-name="T173">his lack of significant effect of treatments in the RDA analysis may also be caused by large variation between </text:span><text:span text:style-name="T176">gardens</text:span><text:span text:style-name="T173"> (high variability in the control sites). </text:span><text:span text:style-name="T178">[</text:span><text:span text:style-name="T194">plot with dominants and their SLA to check this</text:span><text:span text:style-name="T178">]. </text:span><text:span text:style-name="T173">From our data we see that </text:span><text:span text:style-name="T201">average SLA </text:span><text:span text:style-name="T202">may depend on the treatment</text:span><text:span text:style-name="T201"> </text:span><text:span text:style-name="T202">[</text:span><text:span text:style-name="T212">plot this</text:span><text:span text:style-name="T202">]</text:span></text:p>
      <text:p text:style-name="P4"/>
      <text:p text:style-name="P35"><text:soft-page-break/><text:span text:style-name="T45">2</text:span><text:span text:style-name="T23">. </text:span><text:span text:style-name="T52">Change in biomass</text:span><text:span text:style-name="T23"> (delta biomass) may be a better measurement of a species </text:span><text:span text:style-name="T52">response to a treatment.</text:span><text:span text:style-name="T23"> This </text:span><text:span text:style-name="T45">automatically </text:span><text:span text:style-name="T23">excludes also species that were lost or gained as a reaction to a treatment. </text:span><text:span text:style-name="T45">A</text:span><text:span text:style-name="T23">s it was shown in the previous analysis these plants were rather small and either in poor condition or were just established. </text:span><text:span text:style-name="T45">[</text:span><text:span text:style-name="T49">plot with percentage biomass in each class</text:span><text:span text:style-name="T45">]. </text:span><text:span text:style-name="T23">Their average size and biomass indicate often that these species were </text:span><text:span text:style-name="T41">e</text:span><text:span text:style-name="T23">ither from a previous phase or were established and will potentially be a part of later stages of succession</text:span><text:span text:style-name="T35">.</text:span></text:p>
      <text:p text:style-name="P12"/>
      <text:p text:style-name="P36"><text:span text:style-name="T35">3. </text:span><text:span text:style-name="T23">I also think that it may aid interpretation if I consider individual Control vs Treatment pairs,</text:span></text:p>
      <text:p text:style-name="P11"/>
      <text:p text:style-name="P59"><text:span text:style-name="T176">4. </text:span><text:span text:style-name="T207">Change in biomass may be correlated to </text:span><text:span text:style-name="T208">species’ abilities to </text:span><text:span text:style-name="T207">change </text:span><text:span text:style-name="T208">their</text:span><text:span text:style-name="T207"> SLA</text:span><text:span text:style-name="T176"> </text:span><text:span text:style-name="T186">[lrr SLA ~lrr BIO]</text:span><text:span text:style-name="T176">(LRR like plots: what are the results of this? - </text:span><text:span text:style-name="T187">this is not the case</text:span><text:span text:style-name="T176">). </text:span><text:span text:style-name="T186">Does this mean that I can ass deltaSLA to the model? It would be correlated to the SLA measure? It is, but it didn’t had to be.</text:span></text:p>
      <text:p text:style-name="P6"/>
      <text:p text:style-name="P6">5. <text:span text:style-name="T1">Biomass/change in Biomass may be smaller if there are many individuals of the same species around.</text:span> Therefore I think we should include also the effect of the co-specifics’ abundance. <text:span text:style-name="T230">The problem is that it is strongly correlated to the total biomass. Therefore these esimates of biomass should be kept as response variable, these are: estimated leaf area, abundance and total biomass, also total biomass change is correlated with total bio changes.</text:span></text:p>
      <text:p text:style-name="P13"/>
      <text:p text:style-name="P60"><text:span text:style-name="T188">6</text:span><text:span text:style-name="T176">. Formulation of the final model taking the above considerations into account. The response variable </text:span><text:span text:style-name="T189">is</text:span><text:span text:style-name="T176"> </text:span><text:span text:style-name="T207">deltaBio</text:span><text:span text:style-name="T176">. </text:span><text:span text:style-name="T211">W</text:span><text:span text:style-name="T209">e </text:span><text:span text:style-name="T211">are </text:span><text:span text:style-name="T209">interested in creating the best predictor model or are we just testing the predictive power of SLA. I think that I could go this way here and simply use SLA </text:span><text:soft-page-break/><text:span text:style-name="T209">only. And as a supplement the best model I can build. But</text:span><text:span text:style-name="T210"> we need to implement richness to the model.</text:span></text:p>
      <text:p text:style-name="P2"/>
      <text:p text:style-name="P2"><text:span text:style-name="T231">1. </text:span>FOCUSED MODEL: deltaBio ~ SLA <text:span text:style-name="T232">(at control) </text:span>* fsite <text:s/>(x 4 for each treatment: H,I,P,F ). <text:span text:style-name="T232">1.1. With some measure of performance at each elevation</text:span></text:p>
      <text:p text:style-name="P3"/>
      <text:p text:style-name="P29"><text:span text:style-name="T59">2</text:span><text:span text:style-name="T56">. </text:span><text:span text:style-name="T59">FUL</text:span><text:span text:style-name="T56">L MODEL</text:span><text:span text:style-name="T42">: </text:span><text:span text:style-name="T23">We tested whether it is dependent on SLA but also including site richness </text:span><text:span text:style-name="T36">and the abundance of co-specifics</text:span><text:span text:style-name="T23"> as co-variate</text:span><text:span text:style-name="T36">s</text:span><text:span text:style-name="T23">. To test treatment influence on deltBio ~ SLA relationship we included the interaction between SLA and treatment variable. </text:span><text:span text:style-name="T37">We repeated model for each site and evaluated the model performance to compare power of SLA to predict the biomass changes at each elevation. </text:span><text:span text:style-name="T39">Phylogenetic correlations are preserved</text:span><text:span text:style-name="T37">:</text:span></text:p>
      <text:p text:style-name="P30"><text:span text:style-name="T37">d</text:span><text:span text:style-name="T23">eltaBio ~ SLA*treatment + sp.no + abundance </text:span><text:span text:style-name="T38">+ (Phylogenetic structure)</text:span></text:p>
      <text:p text:style-name="P5">2.1. With some measure of performance at each elevation</text:p>
      <text:p text:style-name="P14"/>
      <text:p text:style-name="P27"><text:span text:style-name="T47">R</text:span><text:span text:style-name="T27">elationship </text:span><text:span text:style-name="T47">between deltaBio and [</text:span><text:span text:style-name="T51">average/at control(?)</text:span><text:span text:style-name="T47">] SLA </text:span><text:span text:style-name="T27">is generally not significant. </text:span><text:span text:style-name="T30">Species have</text:span><text:span text:style-name="T27"> significantly higher values of </text:span><text:span text:style-name="T30">SLA</text:span><text:span text:style-name="T27"> in the </text:span><text:span text:style-name="T28">insecticide</text:span><text:span text:style-name="T27"> treatment independently of the site. </text:span><text:span text:style-name="T31">Removal of insects caused baseline SLA to drop and the relationship to become more negative</text:span><text:span text:style-name="T29">. </text:span><text:span text:style-name="T31">This means that in the insecticide treated plots plant species with lower </text:span><text:span text:style-name="T32">SLA</text:span><text:span text:style-name="T31"> were able to dominate communities, but their success/fitness was in general lower than that of the plants growing in other sites. Ne</text:span><text:span text:style-name="T32">v</text:span><text:span text:style-name="T31">ertheless, general SLA of the community (CWM SLA) was higher at low diversity plots. Does this mean that species with RELATIVELY higher SLA wer the ones that dominated the communities? In Numba baseline SLA was reduced even further. In Numba also fungicide </text:span><text:soft-page-break/><text:span text:style-name="T31">treatment had lower baseline SLA. In both cases slope of the </text:span><text:span text:style-name="T33">relationship</text:span><text:span text:style-name="T31"> was increased (less steep, </text:span><text:span text:style-name="T33">it was flatter, no relationship</text:span><text:span text:style-name="T31">).</text:span></text:p>
      <text:p text:style-name="P19"/>
      <text:p text:style-name="P19">1. Do sites differ in their CWM SLA, water content and percentage herbivory values</text:p>
      <text:p text:style-name="P28"><text:span text:style-name="T7">CWM SLA was mainly driven by the plant species richness. Richer the community smaller the overall CWM SLA. This means that Higher SLA was a better strategy or that it got higher in species poor communities where there are no, or only few competitors. Plants showed </text:span><text:span text:style-name="T63">limited </text:span><text:span text:style-name="T7">ability to change their SLA in response to </text:span><text:span text:style-name="T8">treatments </text:span><text:span text:style-name="T14">[not tested yet]</text:span><text:span text:style-name="T7"> and </text:span><text:span text:style-name="T8">richness</text:span><text:span text:style-name="T7"> of the surrounding community </text:span><text:span text:style-name="T63">[figure?]</text:span><text:span text:style-name="T7">. </text:span><text:span text:style-name="T64">I</text:span><text:span text:style-name="T60">t was </text:span><text:span text:style-name="T64">also un</text:span><text:span text:style-name="T60">common for species to significantly adjust their SLA depending on the changing number of other species within the community (Figure SX. SLA~richness).</text:span><text:span text:style-name="T7"> </text:span><text:span text:style-name="T9">It seems like the CWM change was due </text:span><text:span text:style-name="T10">to having species with lower SLA to </text:span><text:span text:style-name="T11">achieve higher</text:span><text:span text:style-name="T10"> abundance</text:span><text:span text:style-name="T11">s</text:span><text:span text:style-name="T10"> in the high richness plots </text:span><text:span text:style-name="T11">(Supplement Figure SX)</text:span><text:span text:style-name="T9">, rather than </text:span><text:span text:style-name="T11">species adjusting their SLA.</text:span></text:p>
      <text:p text:style-name="P28"><text:span text:style-name="T61">This ties with the PGLS analysis </text:span><text:span text:style-name="T64">[meaning that in species poor sites, like Insecticide treated, the intercept of the linear relationship between total_biomass an</text:span><text:span text:style-name="T65">d SLA was lower and the line was flat</text:span><text:span text:style-name="T64">]</text:span><text:span text:style-name="T61">. </text:span><text:span text:style-name="T12">In conclusion SLA was not an </text:span><text:span text:style-name="T13">advantageous</text:span><text:span text:style-name="T12"> trait to have. It was not predicting a better success of species measured in total biomass. This trait was disadvantageous in more species rich</text:span><text:span text:style-name="T62"> </text:span><text:span text:style-name="T12">communities</text:span><text:span text:style-name="T62">. </text:span><text:span text:style-name="T13">But insects an dsomewhat fungi were able to make lower SLA and advantage.</text:span><text:span text:style-name="T65"> </text:span><text:span text:style-name="T62">Any treatment that reduces species richness would also increase average SLA of plants on that plot. Causality? Are insects </text:span><text:span text:style-name="T65">aiming for high</text:span><text:span text:style-name="T62"> SLA plants </text:span><text:span text:style-name="T65">(yes, there was a recent pape</text:span><text:span text:style-name="T71">r</text:span><text:span text:style-name="T65"> herbivory is generally correlated <text:s/>with SLA</text:span><text:span text:style-name="T62">?: Insecticide plots should have fewer species == higher SLA. Increased herbivory plots should have lower SLA and higher number of species. </text:span><text:span text:style-name="T68">Insects increase richness in Wanang and Yawan. Is CWM SLA lower there as well? </text:span><text:span text:style-name="T69">Yes. IN the insecticide treated plots CWM SLA is higher (when there are no insects) but only at Wanang (although </text:span><text:soft-page-break/><text:span text:style-name="T69">marginally significant: P = <text:s/>0.052), and in Yawan (P &lt; 0.05). Numba not. In general Numba had the lowest CWM SLA and in general insecticide had </text:span><text:span text:style-name="T66">lower numb</text:span><text:span text:style-name="T70">e</text:span><text:span text:style-name="T66">r of species and higher SLA, similar to fungicide. But the thing looke</text:span><text:span text:style-name="T70">d</text:span><text:span text:style-name="T66"> different at NUMBA. Wher CWM was low at the start. Maybe this is why insects were not as strong factors as they could be. Well defended plants, more conservative strategies which intensify competition between species, but also more insects that would decimate species that would want to get advantage with high growth rates and poor defense.</text:span></text:p>
      <text:p text:style-name="P31"><text:span text:style-name="T66">I</text:span><text:span text:style-name="T7">s CWM with richness relation results from species with higher SLA obtaining higher biomass. Or is it because the newcoming species have lower SLA? We assume limited abilities of species to modify their SLA in response to richness and treatments. It is not entirely true. What might be the consequences of this?</text:span></text:p>
      <text:p text:style-name="P20"/>
      <text:p text:style-name="P38"><text:span text:style-name="T67">S</text:span><text:span text:style-name="T7">pecies richness doesn’t generally influence Sl</text:span><text:span text:style-name="T72">A</text:span><text:span text:style-name="T7"> and total biomass. Some treatment ID can change that however. CWM correlates negatively with richness because in species rich communities species tend to have lower SLA, more low abundance species with low SLA.</text:span></text:p>
      <text:p text:style-name="P20">Optimal Ranges of traits</text:p>
      <text:p text:style-name="P32"><text:span text:style-name="T67">A</text:span><text:span text:style-name="T7">dd quadratic trait values to test for optimal ranges of traits rather than continuous pattern </text:span></text:p>
      <text:p text:style-name="P37"><text:span text:style-name="T67">C</text:span><text:span text:style-name="T7">an we get a better prediction with elevation? Individual regressions</text:span></text:p>
      <text:p text:style-name="P18">Is the prediction interval gets narrower?</text:p>
      <text:p text:style-name="P18"/>
      <text:p text:style-name="P31"><text:span text:style-name="T67">T</text:span><text:span text:style-name="T7">rait-based approach to predictability: SLA predicts change in biomass. Species can be characterized by many traits. If predictability is low we can say that other species characteristics matter more. But speci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524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fo:line-height="2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1.27cm" fo:margin-right="0cm" fo:margin-top="0.101cm" fo:margin-bottom="0cm" style:contextual-spacing="false" fo:line-height="200%" fo:text-indent="-1.27cm" style:auto-text-indent="false">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2-12-13T16:19:41.424000000</dc:date>
    <meta:editing-duration>P6DT5H49M26S</meta:editing-duration>
    <meta:editing-cycles>426</meta:editing-cycles>
    <meta:document-statistic meta:table-count="0" meta:image-count="0" meta:object-count="0" meta:page-count="13" meta:paragraph-count="74" meta:word-count="3492" meta:character-count="22295" meta:non-whitespace-character-count="18857"/>
    <meta:user-defined meta:name="ZOTERO_PREF_1">&lt;data data-version="3" zotero-version="6.0.18"&gt;&lt;session id="9Zc85NRA"/&gt;&lt;style id="http://www.zotero.org/styles/chicago-author-date" locale="en-US" hasBibliography="1" bibliographyStyleHasBeenSet="1"/&gt;&lt;prefs&gt;&lt;pref name="fieldType" value="ReferenceMark"/&gt;&lt;/</meta:user-defined>
    <meta:user-defined meta:name="ZOTERO_PREF_2">prefs&gt;&lt;/data&gt;</meta:user-defined>
  </office:meta>
</office:document-meta>
</file>